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language="gl" fo:country="ES" style:font-size-asian="10.5pt"/>
    </style:style>
    <style:style style:name="P2" style:family="paragraph" style:parent-style-name="Standard">
      <style:paragraph-properties fo:text-align="justify" style:justify-single-word="false"/>
      <style:text-properties style:font-name="Times New Roman" fo:language="gl" fo:country="ES" style:font-size-asian="10.5pt"/>
    </style:style>
    <style:style style:name="P3" style:family="paragraph" style:parent-style-name="Standard" style:list-style-name="L1">
      <style:paragraph-properties fo:text-align="justify" style:justify-single-word="false"/>
      <style:text-properties style:font-name="Times New Roman" fo:language="gl" fo:country="ES" style:font-size-asian="10.5pt"/>
    </style:style>
    <style:style style:name="P4" style:family="paragraph" style:parent-style-name="Standard" style:list-style-name="L2">
      <style:paragraph-properties fo:text-align="justify" style:justify-single-word="false"/>
      <style:text-properties style:font-name="Times New Roman" fo:language="gl" fo:country="ES" style:font-size-asian="10.5pt"/>
    </style:style>
    <style:style style:name="P5" style:family="paragraph" style:parent-style-name="Standard" style:list-style-name="L3">
      <style:paragraph-properties fo:text-align="justify" style:justify-single-word="false"/>
      <style:text-properties style:font-name="Times New Roman" fo:language="gl" fo:country="ES" style:font-size-asian="10.5pt"/>
    </style:style>
    <style:style style:name="P6" style:family="paragraph" style:parent-style-name="Standard" style:list-style-name="L4">
      <style:paragraph-properties fo:text-align="justify" style:justify-single-word="false"/>
      <style:text-properties style:font-name="Times New Roman" fo:language="gl" fo:country="ES" style:font-size-asian="10.5pt"/>
    </style:style>
    <style:style style:name="P7" style:family="paragraph" style:parent-style-name="Standard" style:list-style-name="L5">
      <style:paragraph-properties fo:text-align="justify" style:justify-single-word="false"/>
      <style:text-properties style:font-name="Times New Roman" fo:language="gl" fo:country="ES" style:font-size-asian="10.5pt"/>
    </style:style>
    <style:style style:name="P8" style:family="paragraph" style:parent-style-name="Standard" style:list-style-name="L6">
      <style:paragraph-properties fo:text-align="justify" style:justify-single-word="false"/>
      <style:text-properties style:font-name="Times New Roman" fo:language="gl" fo:country="ES" style:font-size-asian="10.5pt"/>
    </style:style>
    <style:style style:name="P9" style:family="paragraph" style:parent-style-name="Standard" style:list-style-name="L7">
      <style:paragraph-properties fo:text-align="justify" style:justify-single-word="false"/>
      <style:text-properties style:font-name="Times New Roman" fo:language="gl" fo:country="ES" style:font-size-asian="10.5pt"/>
    </style:style>
    <style:style style:name="P10" style:family="paragraph" style:parent-style-name="Standard">
      <style:paragraph-properties fo:margin-left="0.4925in" fo:margin-right="0in" fo:text-align="justify" style:justify-single-word="false" fo:text-indent="0in" style:auto-text-indent="false"/>
      <style:text-properties style:font-name="Courier 10 Pitch" fo:language="gl" fo:country="ES" style:font-size-asian="10.5pt"/>
    </style:style>
    <style:style style:name="P11" style:family="paragraph" style:parent-style-name="Standard">
      <style:paragraph-properties fo:margin-left="0.4925in" fo:margin-right="0in" fo:text-align="justify" style:justify-single-word="false" fo:text-indent="0in" style:auto-text-indent="false"/>
      <style:text-properties style:font-name="Courier 10 Pitch" fo:font-size="10pt" fo:language="gl" fo:country="ES" style:font-size-asian="10pt" style:font-size-complex="10pt"/>
    </style:style>
    <style:style style:name="P12"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13"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ize-asian="10.5pt" style:font-style-asian="italic" style:font-style-complex="italic"/>
    </style:style>
    <style:style style:name="P14" style:family="paragraph" style:parent-style-name="Standard">
      <style:paragraph-properties fo:margin-left="0in" fo:margin-right="0in" fo:text-align="justify" style:justify-single-word="false" fo:text-indent="0in" style:auto-text-indent="false"/>
      <style:text-properties style:font-name="Times New Roman" fo:language="gl" fo:country="ES" style:font-size-asian="10.5pt"/>
    </style:style>
    <style:style style:name="P15" style:family="paragraph" style:parent-style-name="Standard">
      <style:paragraph-properties fo:margin-left="0.9846in" fo:margin-right="0in" fo:text-align="justify" style:justify-single-word="false" fo:text-indent="0in" style:auto-text-indent="false"/>
      <style:text-properties style:font-name="Times New Roman" fo:language="gl" fo:country="ES" style:font-size-asian="10.5pt"/>
    </style:style>
    <style:style style:name="P16" style:family="paragraph" style:parent-style-name="Heading_20_2">
      <style:paragraph-properties fo:text-align="justify" style:justify-single-word="false"/>
    </style:style>
    <style:style style:name="P17" style:family="paragraph" style:parent-style-name="Heading_20_3">
      <style:paragraph-properties fo:text-align="justify" style:justify-single-word="false"/>
    </style:style>
    <style:style style:name="P18" style:family="paragraph" style:parent-style-name="Heading_20_1">
      <style:paragraph-properties fo:text-align="justify" style:justify-single-word="false"/>
    </style:style>
    <style:style style:name="P19" style:family="paragraph" style:parent-style-name="Heading_20_4">
      <style:paragraph-properties fo:text-align="justify" style:justify-single-word="false"/>
    </style:style>
    <style:style style:name="P20" style:family="paragraph" style:parent-style-name="Heading_20_5">
      <style:paragraph-properties fo:margin-left="0.9846in" fo:margin-right="0in" fo:text-align="justify" style:justify-single-word="false" fo:text-indent="-0.7in" style:auto-text-indent="fal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Comunicacións</text:h>
      <text:p text:style-name="P2"/>
      <text:p text:style-name="P2">A habilidade de escribir dun xeito claro quizais sexa a capacidade máis importante que unha persoa poida ter nun entorno de software libre. A longo prazo ten maior importancia que o talento programando. Un gran programador con habilidades comunicativas pobres só pode facer unha cousa á vez, e mesmo poder ter problemas para convencer a outros para que lle presten atención. Mais un programador mediocre con boas capacidades comunicativas pode coordinar e persuadir unha morea de xente para que faga distintas cousas, e dese xeito ter un efecto significativo na dirección do proxecto e no seu ímpeto.</text:p>
      <text:p text:style-name="P2"/>
      <text:p text:style-name="P2">Non parece haber moita correlación, en ningunha dirección, entre a capacidade de escribir bo código e mais a habilidade de comunicarse co resto dos compañeiros humanos. Si que hai correlación entre programar ben e describir tecnicamente ben as cousas, mais describir tecnicamente ben as cousas é unha parte ínfima das comunicacións nun proxecto. Moito máis importante é a capacidade de empatizar coa audiencia, de ver os correos e comentarios propios como os vería outra persoa, e facer que os demais vexan os seus propios correos cunha obxectividade similar. Igualmente importante é notificares cando un método de comunicacións non está funcionando ben, quizais porque non escale ben co incremento do número de usuarios, e tomáreste o tempo preciso para faceres algo ao respecto.</text:p>
      <text:p text:style-name="P2"/>
      <text:p text:style-name="P2">Todo isto na teoría é obvio. O que o fai difícil na práctica é que son moi diversas tanto no público como n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ser só o que responda a pregunta en primeiro lugar, senón que tamén serán aqueles que vexan a túa resposta? Canto deben estar os programadores en contacto construtivo cos usuarios, sen seren inundados por solicitudes de funcións, informes de erros e charla xeral? como avisas cando un medio alcanzou o límite da súa capacidade e que fas?</text:p>
      <text:p text:style-name="P2"/>
      <text:p text:style-name="P2">As solucións a estes problemas normalmente son parciais, porque unha solución particular converterase en obsoleta cando medre o proxecto ou se dean mudanzas na estrutura deste. A miúdo tamén son ad hoc, porque se improvisan respostas a situacións dinámicas. Todos os participantes teñen que ser conscientes de cando e como as comunicacións poden chegar a estancarse e estar involucrados nas solucións. Axudar a xente a facer isto é unha grande parte de xestionar un proxecto fonte aberto. As seccións que seguen a continuación discuten sobre como conducir as túas propias comunicacións e como facer que os mecanismos de comunicación sexan unha prioridade para todos os que se atopan no proxecto<text:note text:id="ftn1" text:note-class="footnote"><text:note-citation>1</text:note-citation><text:note-body><text:p text:style-name="P1">Sobre este tema tense realizado algunha investigación interesante; por exemplo, a publicación <text:span text:style-name="T1">Group Awareness in Distributed Software Development</text:span> de <text:span text:style-name="T1">Gutwin, Penner e Schneider</text:span>. Esta publicación estivo en liña por un tempo, logo non dispoñible e de novo en liña en <text:a xlink:type="simple" xlink:href="http://www.st.cs.uni-sb.de/edu/empirical-se/2006/PDFs/gutwin04.pdf">http://www.st.cs.uni-sb.de/edu/empirical-se/2006/PDFs/gutwin04.pdf</text:a>. Polo tanto usa esa ligazón primeiro, mais talvez terás que usar unha ferramenta de procura se o moveren de novo</text:p></text:note-body></text:note>. </text:p>
      <text:p text:style-name="P2"/>
      <text:h text:style-name="P16" text:outline-level="2">Es o que escribes</text:h>
      <text:p text:style-name="P2"/>
      <text:p text:style-name="P2">Considera que a única cousa que todo o mundo sabe de ti en Internet virá polo que escribes o que os <text:soft-page-break/>demais escriben sobre ti. Pode que sexas unha persoa brillante, perceptiva e carismática, mais se os teus emails son demasiado extensos e non teñen estrutura, a xente asumirá que ti tamén es así. Ou quizais si que es unha persoa que fala de máis e pouco estruturada, mais ninguén ten por que sabelo se as túas mensaxes son lúcidas e informativas.</text:p>
      <text:p text:style-name="P2"/>
      <text:p text:style-name="P2">Prestarlle atención ao que escribes paga a pena. O hacker Jim Blandy de software libre a longo prazo contaba a seguinte historia:</text:p>
      <text:p text:style-name="P2"/>
      <text:p text:style-name="P10">«En 1993 estaba traballando para a Free Software Foundation e estabamos probando a versión 19 of GNU Emacs. Faciamos unha versión beta cada semana ou así, e a xente tiña que probala e mandarnos reportes de erros. Había un tipo que ninguén de nós coñecera en persoa mais que facía un gran traballo: os seus informes de erros eran sempre moi claros e contaba sempre directamente o problema, e cando nos achegaba el un arranxo, case sempre estaba no certo. Era moi bo.</text:p>
      <text:p text:style-name="P10"/>
      <text:p text:style-name="P10">Agora, antes de que a Free Software Foundation puidera usar un código escrito por outra persoa, tiñamos que facer que asinasen algúns documentos legais para asinarlle o copyright a ese código para a FSF. Tomar un código dun descoñecido e deixalo é un indicio de catástrofe legal.</text:p>
      <text:p text:style-name="P10"/>
      <text:p text:style-name="P10">Así que lle enviei ao tipo os formularios dicíndolle «precisamos ter listo este papelame, asina este documento, este que o asine o teu xefe e despois podemos comezar a pagarche. Moitas grazas».</text:p>
      <text:p text:style-name="P10"/>
      <text:p text:style-name="P10">Entón respondeume «non teño xefe». </text:p>
      <text:p text:style-name="P10"/>
      <text:p text:style-name="P10">Así que escribinlle «Dacordo, non te preocupes. Consegue a firma da universidade e será suficiente».</text:p>
      <text:p text:style-name="P10"/>
      <text:p text:style-name="P10">Ao cabo dun momento, respondeume dicindo «É que en realidade… Teño trece anos e vivo con meus pais».</text:p>
      <text:p text:style-name="P2"/>
      <text:p text:style-name="P2">Como ese rapaz non escribía como alguén de trece anos, ninguén supuña que os tiña. A continuación temos algunhas formas para facer que a túa escrita dea unha boa impresión tamén.</text:p>
      <text:p text:style-name="P2"/>
      <text:h text:style-name="P17" text:outline-level="3">Estrutura e formato</text:h>
      <text:p text:style-name="P2"/>
      <text:p text:style-name="P2">Non caias no erro de escribir todo coma se fose unha mensaxe ao móbil. Escribe frases completas, coa primeira letra de cada unha delas en maiúscula, e utiliza as parénteses onde foren necesarias. Isto é o máis importante na redacción de correos ou doutros textos. No Internet Relay Chat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a durar para sempre, así que deberían ser escritos utilizando a gramática e a ortografía estándares, e ter <text:soft-page-break/>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p>
      <text:p text:style-name="P2"/>
      <text:p text:style-name="P2">Para os correos, en particular, os expertos, os programadores, sentaron unha serie de convencións:</text:p>
      <text:p text:style-name="P2"/>
      <text:p text:style-name="P2">Envía só textos sen formato; nin HTML, nin textos enriquecidos ou outros formatos que poidan ser pouco claros para os lectores de correos. Dálles formato ás túas liñas sobre 72 columnas. Non excedas as 80 columnas, que se converteron no estándar de largura (pode que algunha xente utilice terminais máis largos, mais ninguén utilizará terminais máis estreitas). Se escribires as túas liñas en menos de 80 columnas, deixarás espazo para as citas que se engaden nas respostas, sen que haxa que axustar o texto.</text:p>
      <text:p text:style-name="P2"/>
      <text:p text:style-name="P2">Utiliza quebras de liñas reais.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p>
      <text:p text:style-name="P2"/>
      <text:p text:style-name="P2">Cando inclúas saídas de pantalla, fragmentos de código, ou outro texto preformatado, compénsao de forma que mesmo un ollo vago poida ver claramente os límites entre a túa prosa e o material que citas. (Nunca pensei escribir este consello ao comezar este libro, mais ultimamente, nun número extenso de listas de correo fonte abertas, vin cantidade de mesturas de textos de distintas fontes sen que quedase claro cal era cal. O efecto é frustrante. Fai que as súas mensaxes sexan difíciles de entender, e francamente, fai que esa xente pareza desorganizada). </text:p>
      <text:p text:style-name="P2"/>
      <text:p text:style-name="P2">Cando cites o correo doutra persoa, insire as túas respostas onde for máis apropiado; en distintos lugares se for necesario, e corta as partes do correo que non fagan falta. Se escribes un comentario rápido que responde ao correo en conxunto, non está mal un top-post (isto é, situar a túa resposta sobre o texto citado do seu correo), doutra forma, deberías citar a parte relevante do texto orixinal, seguido da túa resposta. </text:p>
      <text:p text:style-name="P2"/>
      <text:p text:style-name="P2">Constrúe as liñas do asunto dos novos correos coidadosamente. É a liña máis importante do teu correo, porque permite que todas as persoas do proxecto decidan se queren ler máis ou non. O software de lectura moderno organiza grupos de mensaxes relacionadas en fíos, que poden estar definidos non só polo asunto común, senón por outros cabezallos (que normalmente non se mostran). É lóxico que se un fío comeza a desembocar nun novo tema, podes (e deberías) axustar o asunto de acordo coa resposta. A integridade dos fíos conservarase, debido aos outros cabezallos, mais o novo asunto axudaralle á xente a ter unha visión xeral do fío agora que o tema foi desviado. Así, se é que queres comezar un novo tema, faino cun novo correo, non respondendo un que xa existe mud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p>
      <text:p text:style-name="P2"/>
      <text:h text:style-name="P17" text:outline-level="3"><text:soft-page-break/>Contido</text:h>
      <text:p text:style-name="P2"/>
      <text:p text:style-name="P2">Os correos cun formato apropiado captan a atención do lector, mais é o contido a que a mantén. Non hai normas fixas que poidan garantir un bo contido, claro está, mais existen algúns principios que o fan máis probable.</text:p>
      <text:p text:style-name="P2"/>
      <text:p text:style-name="P2">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N persoas, entón canto máis incremente N, máis pagará a pena calquera esforzo para aforrarlles o traballo a esa xente. E cando a xente ve que te estás impoñendo isto, traballarán para igualar as súas propias mensaxes. O resultado é, idealmente, un aumento na eficiencia mundial do proxecto: cando hai que elixir entre N persoas facendo un esforzo e unha persoa facéndoo, pois o mellor para o proxecto é este último caso.</text:p>
      <text:p text:style-name="P2"/>
      <text:p text:style-name="P2">Non utilices hipérboles. É común e esaxerar nas mensaxes en Internet. Por exemplo, pode que a unha persoa que envía un informe de erros <text:s/>non lle chame suficiente a atención, así que o describirá de forma seria e como un problema crítico que lle impide (e aos seus amigos/compañeiros de traballo/curmáns) utilizar o software produtivamente, cando en realidade non é máis ca un problema leve. Esaxerar non se limita aos usuarios; os programadores fan o mesmo acotío nos os debates técnicos, particularmente cando discuten sobre gusto máis que sobre corrección:</text:p>
      <text:p text:style-name="P2"/>
      <text:p text:style-name="P12">«Ao facelo así, faría que o código fose ilexible. Sería un pesadelo de mantemento, comparado co propósito de J. Random...»</text:p>
      <text:p text:style-name="P14"/>
      <text:p text:style-name="P14">A mesma opinión faise máis forte cando se expresa con menos dureza: </text:p>
      <text:p text:style-name="P12">«Isto funciona, mais é menos ca un ideal no relativo a lexibilidade e mantemento, penso. A proposta de J. Random evitaría estes problemas porque…»</text:p>
      <text:p text:style-name="P12"/>
      <text:p text:style-name="P2">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text:span text:style-name="T1">si</text:span> que precisares recalcar algo, a xente tomarate en serio.</text:p>
      <text:p text:style-name="P2"/>
      <text:p text:style-name="P2">Edita dúas veces. Le calquera mensaxe que ocupe máis de medio parágrafo de arriba a abaixo antes de envialo, mesmo despois de lelo unha primeira vez. Este consello elles familiar a aqueles que tiveron clase de redacción, mais é que especialmente importante na discusión en liña. Como o proceso da redacción en liña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 forma descontinua e que non se revisaron antes de envialas, son recoñecidas moitas veces, para o desgusto (ou polo menos é o que se espera) dos seus autores. Toma o tempo preciso para revisar o que envías. Canto máis xuntas estean as túas mensaxes estruturalmente, máis serán lidas.</text:p>
      <text:p text:style-name="P2"><text:soft-page-break/></text:p>
      <text:h text:style-name="P17" text:outline-level="3">Ton</text:h>
      <text:p text:style-name="P2"/>
      <text:p text:style-name="P2">Despois de escribires milleiros de mensaxes, o teu estilo converterase en cada vez máis seco. Isto parece se-la norma na maioría dos foros técnicos, e non hai nada malo en que así sexa. Un punto de brevidade e rudeza que sería inaceptable nas iteracións sociais cotiás é a norma para os hackers do software libre. Poño a continuación algunhas respostas que obtiven nunha rolda de correo sobre xestores libres de contidos, van entre aspas:</text:p>
      <text:p text:style-name="P2"/>
      <text:p text:style-name="P10">Podes explicar máis exactamente que problemas estás sufrindo?</text:p>
      <text:p text:style-name="P10"/>
      <text:p text:style-name="P10">Tamén:</text:p>
      <text:p text:style-name="P10"/>
      <text:p text:style-name="P10">Que versión de Slash usas? Non puiden obtelo da mensaxe orixinal.</text:p>
      <text:p text:style-name="P10"/>
      <text:p text:style-name="P10">Como tes construído o código do apache/mod_perl?</text:p>
      <text:p text:style-name="P10"/>
      <text:p text:style-name="P10">Probaches o parche para Apache 2.0 que foi publicado en slashcode.com?</text:p>
      <text:p text:style-name="P10"/>
      <text:p text:style-name="P10">-- Shane</text:p>
      <text:p text:style-name="P12"/>
      <text:p text:style-name="P2"><text:span text:style-name="T1">Iso é</text:span> sequidade! Sen un saúdo previo, sen firma máis alá do seu nome e a mensaxe mesmo sendo unicamente unha serie de preguntas tan compactas como sexa posible. Cada pregunta en si mesma era unha crítica implícita á miña orixinal mensaxe. Porén, alegroume recibir a mensaxe de Shane, e non tomei a resposta como un signo de mala educación, senón de que era unha persoa ocupada. O mero feito de que me estivese preguntando, en vez de ignorar a miña mensaxe, quería dicir que estaba disposto a dedicar un pouco do seu tempo no problema.</text:p>
      <text:p text:style-name="P2"/>
      <text:p text:style-name="P2">Reaccionarían todo tipo de persoas positivamente a este correo? Non necesariamente; dependerá da persoa e do contexto. Por exemplo, si alguén ten posteado recoñecendo que se equivocou (talvez escribiu un anaco de código con algún erro) e sabes por experiencias anteriores que esta persoa tende a ser un pouco insegura no código que envía, é posible que, aínda que escribas unha resposta lacónica, tamén desexes poñer algo que a faga sentir mellor. A resposta pode ser breve, unha análise técnica da situación, tan concisa como desexes. mais ó final, remata deixando claro que a concisión non se debe tomar como un signo de rudeza. Por exemplo, se tes escrito un consello de como debe resolve-lo bug, podes asinar o correo cun "Boa sorte, &lt;o teu nome aquí&gt;" para indicar que lle esperas o mellor dun modo positivo. Un emoticono colocado de modo estratéxico pode ser tamén suficiente.</text:p>
      <text:p text:style-name="P2"/>
      <text:p text:style-name="P2">Pode parecer raro poñer os sentimentos dos participantes ao mesmo nivel que a propia superficie do que escribe, mais debemos recoñecer que os sentimentos afectan a produtividade. Os sentimentos son importantes por outras razóns tamén, mais incluso levándoo ao argumentarao puramente utilitarista, é posible observar que xente infeliz escribe peor e menos software. Porén, dada a restrinxida natureza dos medios electrónicos, non é sinxelo habitualmente saber como se está a sentir unha persoa. Terás que facer unha estimación baseándote en a) como a maioría da xente se sentiría nesa situación, e b) que sabes desta persoa por pasadas iteracións con ela. Algunha xente prefire facelo doutro modo, e tratar <text:soft-page-break/>con todo o mundo sen entrar no terreo das emocións; que si unha persoa non di claramente como se sente, un non ten dereito a tratala como si o souber. Non estou de acordo. Por un par de razóns. Primeiro, a xente non se comporta dese modo na vida offline, entón por que debería facelo online? A segunda é que, debido a que a maioría das iteracións teñen lugar en foros públicos, a xente tende a restrinxir máis o ámbito das emocións que en privado. Por ser máis concreto, a xente está máis disposta a expresar emocións dirixidas a outros, como gratitude ou indignación, mais non as internas, como inseguridade ou orgullo. Porén, os seres humanos traballan mellor cando eles saben que os outros se preocupan por como están. Prestando atención aos pequenos detalles, podes adiviñar o que ocorre a maioría das veces, e motivar á xente para que se involucre en un grado maior do que faría doutro modo.</text:p>
      <text:p text:style-name="P2"/>
      <text:p text:style-name="P2">Desde logo, non pretendo dicir que o teu rol sexa de psicoterapeuta, axudando todo o mundo e sendo consciente en todo momento dos seus sentimentos. Mais prestando atención aos padróns de comportamento a longo prazo, poderás obter unha imaxe mental deles como individuos mesmo se xamais os viches cara a cara. Sendo precavido do teu propio ton ao escribires as mensaxes, podes ter unha cantidade incrible de influencia sobre os sentimentos dos outros, para maior beneficio do proxecto.</text:p>
      <text:p text:style-name="P2"/>
      <text:h text:style-name="P17" text:outline-level="3">Recoñecer a rudeza</text:h>
      <text:p text:style-name="P2"/>
      <text:p text:style-name="P2">Unha das características definitorias da cultura do software libre é a noción do que é rudeza e do que non. Aínda que as convencións descritas a continuación non son únicas no mundo do software libre, nin sequera únicas do mundo do software en xeral -serán familiares a calquera que traballe no ámbito das matemáticas, ciencias duras ou enxeñerías- o mundo do software libre, coas súas fronteiras porosas e constante fluxo de xente nova, é un ambiente onde estas convencións van a ser vistas por xente non familiarizadas con elas.</text:p>
      <text:p text:style-name="P2"/>
      <text:p text:style-name="P2">Empecemos coas convencións do que <text:span text:style-name="T1">non</text:span> é rudeza:</text:p>
      <text:p text:style-name="P2"/>
      <text:p text:style-name="P2">Críticas técnicas, aínda cando foren directas e sen tacto, non é rudeza. Pode mesmo ser visto como un eloxio: implicitamente, o crítico está dicindo que se está tomando en serio o que dis, e vale a pena dedicarlle algún tempo. É dicir, o mellor tería sido simplemente ignorar esa mensaxe, tomarse un tempo para criticala ten o seu punto de eloxio (a menos que a crítica se converta nun ataque <text:span text:style-name="T1">ad hominen</text:span> ou algún outro modo de rudeza, desde logo).</text:p>
      <text:p text:style-name="P2"/>
      <text:p text:style-name="P2">Preguntas desproveitas de todo adorno, directas, tales como as anteriores de Shane, tampouco poden considerarse rudas. Preguntas que noutros contextos poden parecer frías, retóricas, ou incluso burlescas, habitualmente son formuladas seriamente, e non teñen maior intención que extraer información o máis rápido posible. A famosa frase de "está o seu ordenador encendido?" é un exemplo clásico disto. A persoa que traballa en soporte técnico precisa saber se a computadora está acesa, e despois dos primeiros días de traballo, está canso de engadir previamente á súa pregunta educados acompañamentos como "desculpe vostede, vou a facerlle unhas preguntas moi sinxelas para descartar certas posibilidades. Algunhas delas poden parecer moi básicas, mais teña un pouco de paciencia...". Nese momento, xa non lle preocupan as frases de recheo e vai directamente ó esencial. Preguntas dese estilo son realizadas todo o tempo nas listas de correo do movemento do software libre. Non pretenden insultar á persoa que enviou a mensaxe, senón descartar as máis obvias (e talvez máis comúns) explicacións. Os que comprendan esta lóxica e reaccionen de acordo con ela están gañando puntos respecto a aqueles que non. Aínda que a estes últimos tampouco se lles pode reprochar a súa actitude. <text:soft-page-break/>O conflito reside unicamente nun choque de culturas, non no erro de ninguén. Dun modo amigable debes comentar que a pregunta (ou crítica) non tiña significados ocultos, só desexaba obter a información o máis rápido posible.</text:p>
      <text:p text:style-name="P2"/>
      <text:p text:style-name="P2">Entón ... que é rudeza?</text:p>
      <text:p text:style-name="P2"/>
      <text:p text:style-name="P2">Polo mesmo principio baixo o cal unha crítica técnica detallada é un modo de eloxio, fornecer unha crítica mala pode ser considerado unha certa clase de insulto. Non quero dicir ignorar a contribución de alguén, for esta unha proposta, mudanza no código, petición de novas funcionalidades, etc. A xente asumirá que non tes tempo para dicir nada. Mais se reaccionares con algunha resposta, non escatimes: toma o tempo necesario para analizar as cousas, fornece exemplos concretos cando for apropiado, investiga nos arquivos para buscar post relacionados no pasado, etc. Ou se non tiveres tempo para poñer esa clase de esforzo, mais escribires unha breve resposta, entón comeza a túa mensaxe dicindo algo como "creo que existe algún comentario previo sobre isto, mais non tiven tempo a buscalo, síntoo". O principal consiste en recoñecer a existencia dunha norma cultural, cumpríndoa ou recoñecendo que esta vez non se puido cumprir. Calquera que for a opción escollida, a norma é fortalecida. Non cinguirse á norma implícita, e ó mesmo tempo non dicir <text:span text:style-name="T1">por que</text:span>, é como dicir que o asunto (e eses participando nel) non valen o teu tempo. Mellor amosar que o teu tempo é valioso sendo seco que folgazán.</text:p>
      <text:p text:style-name="P2"/>
      <text:p text:style-name="P2">Existen outras moitas formas de rudeza, obviamente. Mais a maioría delas non son específicas do mundo do software libre e o propio sentido común é unha guía máis que suficiente para evitala. Podes botarlle unha ollada á sección “<text:span text:style-name="T1">Evita a rudeza</text:span>” no <text:span text:style-name="T1">Capítulo 2 Primeiros Pasos</text:span>, se aínda non o fixeches.</text:p>
      <text:p text:style-name="P2"/>
      <text:h text:style-name="P17" text:outline-level="3">Cara</text:h>
      <text:p text:style-name="P2"/>
      <text:p text:style-name="P2">Hai unha rexión do cerebro humano deseñada especificamente para recoñecer caras. Coñécese informalmente como "área de recoñecemento de caras" e as súas capacidades son maiormente innatas, non aprendidas. Parece que o recoñecemento de persoas é unha tarefa crucial na supervivencia e que desenvolvemos hardware especializado para facelo.</text:p>
      <text:p text:style-name="P2"/>
      <text:p text:style-name="P2">A colaboración baseada en internet é tamén psicoloxicamente insólita, xa que ten que ver coa estreita cooperación entre seres humanos que case nunca se recoñecerán uns a outros polos métodos máis naturais, intuitivos: recoñecemento facial, voz, postura, etc. Para compensar todo isto, trata de usar un nome coherente <text:span text:style-name="T1">nick</text:span> en todos lados. Iso debería ser a primeira parte do teu correo (antes de @servidor.com), o nome que tes no IRC, o do repositorio de código, etc. Este nome é a túa cara "online": un curto identificador que ten o mesmo propósito que a túa cara real, aínda que desafortunadamente non estimula o mesmo hardware embebido no cerebro.</text:p>
      <text:p text:style-name="P2"/>
      <text:p text:style-name="P2">O alias podería ser algunha permutación intuitiva do teu nome real (o meu, por exemplo, é "kfogel"). Nalgunhas situacións irá acompañado do teu nome completo, por exemplo nas cabeceiras dos correos:</text:p>
      <text:p text:style-name="P2"/>
      <text:p text:style-name="P12">De: "Karl Fogel" &lt;kfogel@whateverdomain.com&gt;</text:p>
      <text:p text:style-name="P2"/>
      <text:p text:style-name="P2">No anterior exemplo pódense observar 2 cousas. O alias encaixa dalgún modo intuitivo co nome real. Mais tamén, o nome real é <text:span text:style-name="T1">real</text:span>. É dicir, non é un nome como:</text:p>
      <text:p text:style-name="P2"><text:soft-page-break/></text:p>
      <text:p text:style-name="P12">De: "Maravilloso hacker" &lt;wonderhacer@whateverdomain.com&gt;</text:p>
      <text:p text:style-name="P2"/>
      <text:p text:style-name="P2">Paul Steiner, nunha viñeta cómica publicada no <text:span text:style-name="T1">New Yorker</text:span> o 5 de xullo de 1993 mostra a un can usando unha computadora e dicíndolle a outro cunha pose conspiranoica: "na internet, ninguén sabe que es un can". Este tipo de crenzas descansan probablemente detrás dun feixe de auto-bombo e identidades en liña infladas que a xente se outorga a si mesmas -como se chamarse a un mesmo "Hacker Maravilloso" fixese que a xente o crese. Mais os feitos son os feitos: aínda que ninguén saiba que es un can, seguiralo sendo. Unha identidade en liña fantasiosa non impresiona os lectores, senón todo o contrario, failles crer que es máis imaxe que substancia ou que simplemente es inseguro. Usa o teu nome real para tódalas interaccións, ou, se por algunha razón precisares usar o anonimato, entón inventa un nome que soe como un real, e úsao con coherencia.</text:p>
      <text:p text:style-name="P2"/>
      <text:p text:style-name="P2">Ademais de usares a túa identidade dixital dun modo cohrente, hai algunhas cousas que poden facela máis atractiva. Si tiveres un título oficial (p. e. "doutor", "profesor", "director"), non te gabes, non o menciones a non ser que for relevante na conversa. O mundo hacker, e o do software libre en particular, tende a ver as insignias e títulos como signos de inseguridade. Non pasa nada si desexas usalo como unha sinatura estándar en cada correo-e que envíes, mais non o uses como un arma que sacar en cada conversa para defender a túa posición -pois terá o efecto contrario. Desexas que a comunidade te respecte a ti, non ó título.</text:p>
      <text:p text:style-name="P2"/>
      <text:p text:style-name="P2">Falando de sinaturas estándar: fai que sexan pequenas e con bo gusto, ou mellor, que non existan. Evita enviar longas cláusulas de exención de responsabilidade anexos a cada correo-e, especialmente cando expresaren sentimentos incompatibles coa participación nunha comunidade de software libre. Por exemplo, o seguinte clásico do xénero aparece ao fin de cada post que un usuario envía a unha lista de correo á que estou subscrito (Nota do tradutor: o seguinte texto reprodúcese no idioma orixinal xa que é un texto legal):</text:p>
      <text:p text:style-name="P2"/>
      <text:p text:style-name="P10">IMPORTANT NOTICE</text:p>
      <text:p text:style-name="P10"/>
      <text:p text:style-name="P10">If you have received this email in error or wish to read our email disclaimer statement and monitoring policy, please refer to the statement below or contact the sender.</text:p>
      <text:p text:style-name="P10"/>
      <text:p text:style-name="P10">This communication is from Deloitte &amp; Touche LLP. <text:s/>Deloitte &amp;</text:p>
      <text:p text:style-name="P10">Touche LLP is a limited liability partnership registered in England and Wales with registered number OC303675. <text:s/>A list of members' names is available for inspection at Stonecutter Court, 1 Stonecutter Street, London EC4A 4TR, United Kingdom, the firm's principal place of business and registered office. <text:s/>Deloitte &amp;amp; Touche LLP is authorised and regulated by the Financial Services Authority.</text:p>
      <text:p text:style-name="P10"/>
      <text:p text:style-name="P10">This communication and any attachments contain information which is confidential and may also be privileged. <text:s/>It is for the exclusive use of the intended recipient(s). <text:s/>If you are not the intended recipient(s) please note that any form of disclosure, distribution, copying or use of this communication or the information in it or in any attachments is strictly prohibited <text:soft-page-break/>and may be unlawful. <text:s/>If you have received this communication in error, please return it with the title "received in error" to IT.SECURITY.UK@deloitte.co.uk then delete the email and destroy any copies of it.</text:p>
      <text:p text:style-name="P10"/>
      <text:p text:style-name="P10">Email communications cannot be guaranteed to be secure or error free, as information could be intercepted, corrupted, amended, lost, destroyed, arrive late or incomplete, or contain viruses. <text:s/>We do not accept liability for any such matters or their consequences. <text:s/>Anyone who communicates with us by email is taken to accept the risks in doing so.</text:p>
      <text:p text:style-name="P10"/>
      <text:p text:style-name="P10">When addressed to our clients, any opinions or advice contained in this email and any attachments are subject to the terms and</text:p>
      <text:p text:style-name="P10">conditions expressed in the governing Deloitte &amp; Touche LLP client engagement letter.</text:p>
      <text:p text:style-name="P10"/>
      <text:p text:style-name="P10">Opinions, conclusions and other information in this email and any attachments which do not relate to the official business of the firm are neither given nor endorsed by it.</text:p>
      <text:p text:style-name="P10"/>
      <text:p text:style-name="P2">Para alguén que simplemente envía algunha pregunta de vez en cando, a anterior cláusula de exención de responsabilidade parece un pouco parva mais probablemente non faga ningún mal. Porén, se a persoa desexase participar máis activamente no proxecto, ese molde legal comezaría a ter efectos insidiosos. Enviaría ao resto da comunidade polo menos 2 sinais: primeiro, que a persoa non ten un control total sobre as ferramentas que usa; está atrapado na maquinaria da compañía para a que traballa; e segundo, que ten pouco ou ningún soporte por parte da súa organización en canto ás súas actividades na comunidade. Si, non lle impiden participar en listas de correo públicas, mais con ese molde legal, fai que as súas mensaxes non sexan moi benvidas, enviando a mensaxe de que información confidencial debe imporse sobre calquera outra prioridade.</text:p>
      <text:p text:style-name="P2"/>
      <text:p text:style-name="P2">Si a túa organización insiste en usar tal final de firma para tódolos correo-e, podes considerar obter unha conta de correo-e gratuíta como por exemplo algunha de <text:a xlink:type="simple" xlink:href="http://gmail.google.com/">http://gmail.google.com</text:a> <text:a xlink:type="simple" xlink:href="http://www.hotmail.com/">www.hotmail.com</text:a> <text:a xlink:type="simple" xlink:href="http://www.yahoo.com/">http://www.yahoo.com</text:a> usándoa para a túa participación no proxecto.</text:p>
      <text:p text:style-name="P2"/>
      <text:h text:style-name="P16" text:outline-level="2">Evitando os obstáculos comúns</text:h>
      <text:p text:style-name="P2"/>
      <text:h text:style-name="P17" text:outline-level="3">Non envíes correos sen un propósito</text:h>
      <text:p text:style-name="P2"/>
      <text:p text:style-name="P2">Un erro común que acostuma a xurdir durante a participación nun proxecto en liña é pensar que tes que responder a todo. Non o tes que facer. Primeiramente, acostuma a haber máis fíos activos dos que poder seguir en profundidade, cando menos despois dos primeiros meses. Segundo, mesmo nos fíos nos que decidiras participar, moito do que a xente di realmente non precisa dunha resposta. Os foros de desenvolvemento tenden a ser dominados por tres tipos de mensaxes:</text:p>
      <text:p text:style-name="P2"/>
      <text:list xml:id="list706423013" text:style-name="L1">
        <text:list-item>
          <text:p text:style-name="P3">Mensaxes propoñendo algo que non é trivial</text:p>
        </text:list-item>
        <text:list-item>
          <text:p text:style-name="P3"><text:soft-page-break/>Mensaxes expresando apoio ou oposición a algo que alguén dixo</text:p>
        </text:list-item>
        <text:list-item>
          <text:p text:style-name="P3">Mensaxes de recapitulación ou resumo</text:p>
        </text:list-item>
      </text:list>
      <text:p text:style-name="P2"/>
      <text:p text:style-name="P2">Ningún deles, cando menos dun xeito <text:span text:style-name="T1">inherente</text:span>, require unha resposta, especialmente se estás bastante seguro (tras revisares o fío) de que alguén é probable que responda dicindo o que ti terías dito. (Se te preocupas de ser atrapado nun bucle de espera-espera porque todos os demais están empregando a mesma táctica, non te preocupes; sempre vai haber <text:span text:style-name="T1">alguén</text:span> aí fóra que entre ao trapo). Unha resposta debería estar motivada por un propósito definido. Antes de nada, pregúntate a ti mesmo: sabes que é o que queres conseguir? E en segundo lugar: non se vai conseguir salvo que ti digas algo?</text:p>
      <text:p text:style-name="P2"/>
      <text:p text:style-name="P2">Dúas boas razóns para engadires a túa voz a un fío son a) cando vires un defecto nunha proposta e sospeitares que es o único que o está a ver, e b) cando vires que está habendo falta de comunicación entre os demais, e souberes que a podes subsanar mediante unha mensaxe clarificadora. Tamén acostuma a estar xeralmente ben enviares mensaxes para darlle as grazas a alguén por agradecer algo, ou dicires "eu tamén", para que un lector diga que esas mensaxes non requiren ningunha resposta nin acción adicional, e polo tanto o esforzo mental demandado pola mensaxe remata limpamente cando o lector alcanza a última liña do correo electrónico. Mais mesmo nestes casos, pénsao dúas veces antes de dicires algo; sempre é mellor deixar que a xente desexe que envíes máis mensaxes, que deixar que a xente desexa que envíes menos (bótalle unha ollada á segunda parte de do <text:span text:style-name="T1">Apéndice C Porque me debería importar a cor do garaxe da bicicleta?</text:span> para veres máis ideas sobre como comportarse nunha lista de correo moi concorrida.</text:p>
      <text:p text:style-name="P2"/>
      <text:h text:style-name="P17" text:outline-level="3">Fíos produtivos fronte a fíos improdutivos</text:h>
      <text:p text:style-name="P2"/>
      <text:p text:style-name="P2">Nunha lista de correo moi concorrida, hai dous imperativos: Un, obviamente, é comprenderes a que tes que prestarlle atención e que podes ignorar. O outro é comportáreste dun xeito que <text:span text:style-name="T1">evite a aparición</text:span> de ruído: ti non queres que unicamente as túas mensaxes teñan unha boa relación sinal/ruído, senón que tamén queres que sexan do tipo de mensaxes que estimulan <text:span text:style-name="T1">o resto da xente </text:span>a enviar mensaxes cunha relación similar de sinal/ruído, ou a non escribir nada.</text:p>
      <text:p text:style-name="P2"/>
      <text:p text:style-name="P2">Para ver como facer isto, imos considerar o contexto no que se fai. Cales son algúns dos sinais que identifican un fío improdutivo?</text:p>
      <text:p text:style-name="P2"/>
      <text:list xml:id="list1874737762" text:style-name="L2">
        <text:list-item>
          <text:p text:style-name="P4">Empézanse a repetir argumentos xa empregados con anterioridade, debido a que o que os emprega pensa que ninguén os escoitou a primeira vez.</text:p>
        </text:list-item>
        <text:list-item>
          <text:p text:style-name="P4">A medida que as ideas se fan máis e máis pequenas, aumenta o nivel de esaxeración e participación.</text:p>
        </text:list-item>
        <text:list-item>
          <text:p text:style-name="P4">A maior parte dos comentarios proveñen de xente que fai un traballo pequeno, ou mesmo que non fai ningún traballo, mentres que a xente que tende a facer as cousas fica calada.</text:p>
        </text:list-item>
        <text:list-item>
          <text:p text:style-name="P4">Discútense ideas que non teñen un propósito claro. (Por suposto, calquera idea interesante comeza cunha visión imprecisa; a cuestión importante está na dirección que colle a partir dese inicio. Parece que o fío comeza a converterse en algo máis concreto, ou pola contra está divagando con sub-visións, visións laterais ou disputas ontolóxicas?)</text:p>
        </text:list-item>
      </text:list>
      <text:p text:style-name="P2"/>
      <text:p text:style-name="P2">Só porque un fío pareza non produtivo nos seus primeiro pasos non quere dicir que sexa unha perda de tempo. De feito, pode tratar sobre un tema importante, en cuxo caso o feito de non producir ningún avance sería o máis molesto.</text:p>
      <text:p text:style-name="P2"><text:soft-page-break/></text:p>
      <text:p text:style-name="P2">Conducir un fío cara á utilidade sen seres agresivo é toda unha arte. Amoestares a xente para que deixe de perder o seu tempo non soe ser suficiente nin funcionar, do mesmo xeito que tampouco o é contestáreslle dicindo que non envíen mensaxes salvo que tiveren algo construtivo co que contribuíren. Ti podes, só faltaría, pensar esas cousas en privado, mais se as expresares abertamente en voz alta entón vas ser ofensivo. En lugar disto, debes propoñer condicións para promoveres o progreso -dálle á xente unha ruta, un vieiro que seguir para alcanzares o resultado que queres, e todo isto sen que pareza que estás ditando a conduta a seguir. A distinción reflíctese en gran medida no ton. Por exemplo, isto non está ben:</text:p>
      <text:p text:style-name="P2"/>
      <text:p text:style-name="P13">Esta discusión non vai a ningures. Podemos, por favor, abandonar este tema ata que alguén teña un parche que implemente unha desas propostas? Non hai razón para darlle máis voltas dicindo sempre o mesmo. O código fala máis alto que as palabras, rapaces.</text:p>
      <text:p text:style-name="P2"/>
      <text:p text:style-name="P2">Mentres que esta si que está ben:</text:p>
      <text:p text:style-name="P2"/>
      <text:p text:style-name="P13">Neste fío estiveron convivindo varias propostas, mais ningunha delas suficientemente detallada, ou cando menos sen os detalles suficientes para facer unha votación. E a maiores tampouco estamos dicindo nada novo; simplemente estamos reiterando o xa dito con anterioridade. Así que o mellor, a partir deste punto, probablemente sexa que os correos subsecuentes conteñan ou ben unha especificación completa para a proposta, ou ben un parche. Deste xeito, cando menos contariamos con unha acción definitiva que acometermos (por exemplo, obtermos consenso na especificación, ou aplicarmos o parche).</text:p>
      <text:p text:style-name="P13"/>
      <text:p text:style-name="P2">Compara a segunda aproximación coa primeira. A segunda proposta non debuxa unha liña entre ti e os demais, nin os acusa de levar a discusión a unha espiral sen fin. Fala sobre "nós", o cal é importante tanto se realmente participaches na discusión antes como se non o fixeches, dado que lle lembra a todo o mundo que mesmo aqueles que gardaron silencio tamén poden contribuír co seu gran de area ao fío. Ademais, describe o motivo polo que o fío está encamiñado cara ningures, mais faino dun xeito non pexorativo, nin xulgando a ninguén -simplemente, e sen paixón, presenta algúns feitos. E, máis importante aínda, ofrece un rumbo de acción positivo, polo que permite que en lugar de que a xente sinta que a discusión se está pechando (unha restrición atractiva contra a que rebelarse), sinta que a discusión se está levando a un nivel máis construtivo. Este é un estándar coa que a xente vai querer quedar.</text:p>
      <text:p text:style-name="P2"/>
      <text:p text:style-name="P2">Non sempre vas queres elevar un fío ao seguinte nivel de construtividade -algunhas veces vas queres liquidalo. Neste caso, o propósito da túa mensaxe debe ser ou ben facer unha cousa ou ben facer a outra. Se podes amosar o camiño polo que andou o fío de xeito que ninguén realmente <text:span text:style-name="T1">vaia</text:span> poder seguir os pasos que propós para reconducilo, entón a túa mensaxe vai (efectivamente) pechar o fío sen que pareza facelo. Por suposto, non hai ningún xeito infalible de pechar un fío, e aínda que o houbese, seguramente non quererías empregalo. Aínda así, responderlle aos participantes dicíndolles que ou ben fagan progresos visibles ou ben deixen de enviar mensaxes, pode ser unha acción perfectamente defendible, de facerse diplomaticamente. Porén, debes ser cauteloso, e non liquidar fíos prematuramente. Algunhas charlas especulativas poden ser produtivas, dependo do tema, e pedir que se resolvan con demasiada prontitude poder afogar o proceso creativo, para alén de facerte ver como un impaciente.</text:p>
      <text:p text:style-name="P2"/>
      <text:p text:style-name="P2">Non esperes que ningún fío remate en seco. Probablemente aínda haxa algunhas mensaxes posteriores á túa, tanto porque os correos se cruzaran na rede, como porque haxa xente que queira ter a última <text:soft-page-break/>palabra. Tan só debes deixar que o fío se esfume, ou non, segundo for o caso. Non podes ter un control completo, mais por outra banda si que podes esperar ter un efecto estatisticamente significativo a través dos varios fíos.</text:p>
      <text:p text:style-name="P2"/>
      <text:h text:style-name="P17" text:outline-level="3">Canto máis suave for o tema, máis longo vai ser o debate</text:h>
      <text:p text:style-name="P2"/>
      <text:p text:style-name="P2">Aínda que as discusións poden serpear entremedias de calquera tema, a probabilidade de que xurdan aumenta a medida que a dificultade técnica no tema descende. Despois de todo, cando maior for a dificultade técnica, menos participantes poden realmente seguir o que está a pasar. Aqueles que xeralmente poden seguilas son os desenvolvedores máis experimentados, os mesmos que xa tomaron parte centos de veces nesas mesmas discusións, e coñecen os tipos de comportamento que levan a un consenso co que poida vivir todo o mundo.</text:p>
      <text:p text:style-name="P2"/>
      <text:p text:style-name="P2">Deste xeito, o consenso é máis difícil de alcanzar en cuestións técnicas sinxelas de entender e sobre as que é sinxelo ter unha opinión propia, así como en temas máis "suaves" como son a organización, a publicidade, o financiamento, etc. A xente pode participar nestas argumentacións para sempre, dado que non e preciso contar con unha cualificación determinada para poder facelo, non existen vieiros claros para decidir (mesmo a posteriori) se unha postura era correcta ou incorrecta, e simplemente porque discutir ás veces é unha táctica de éxito.</text:p>
      <text:p text:style-name="P2"/>
      <text:p text:style-name="P2">O principio de que a morea de discusión é inversamente proporcional á complexidade do tema ten estado dando voltas por aí desde hai moito tempo, e coñécese informalmente como o <text:span text:style-name="T1">efecto garaxe da bicicleta</text:span>. Aquí está a explicación do mesmo, achegada por Poul-Henning Kamp, proveniente dunha mensaxe famosa enviada aos desenvolvedores de BSD:</text:p>
      <text:p text:style-name="P2"/>
      <text:p text:style-name="P12">É unha longa historia, ou máis ben unha vella historia, mais bastante curta na actualidade. C. Northcote Parkinson escribiu un libro nos comezos de 1960 titulado "A lei de Parkinson", o cal contiña moitos coñecementos sobre a dinámica da xestión.</text:p>
      <text:p text:style-name="P15"/>
      <text:p text:style-name="P12">[...]</text:p>
      <text:p text:style-name="P12"/>
      <text:p text:style-name="P12">No exemplo específico sobre o garaxe da bicicleta, a outra compoñente vital é unha central de enerxía atómica, supoño que para ilustrar a época do libro.</text:p>
      <text:p text:style-name="P12"/>
      <text:p text:style-name="P12">Parkinson mostra como podes acudir ao consello de dirección e conseguir a aprobación para construíres unha central nuclear de varios millóns, ou mesmo miles de millóns, mais tamén como se quixeres construír un garaxe para unha bicicleta posiblemente te vexas envolto en discusións sen fin. </text:p>
      <text:p text:style-name="P12"/>
      <text:p text:style-name="P12">Parkinson explica que isto se debe a que unha central nuclear é algo tan enorme, tan caro e tan complexo que a xente non ten coñecementos sobre a mesma, e en lugar de obtelos, van aferrarse á asunción de que algún terceiro revisará os detalles, antes de ir máis alá. Richard P. Feynmann dá no seu libro un par de exemplos moi interesantes e próximos a este tema, relacionados con Los Alamos.</text:p>
      <text:p text:style-name="P12"/>
      <text:p text:style-name="P12">Pola contra, calquera pode construír un garaxe de bicicletas durante un fin de semana, e contar con tempo suficiente para ver a carreira de Fórmula 1 na televisión. Debido a isto non importa <text:soft-page-break/>nin o ben preparado que esteas, nin como de razoable sexa a túa proposta, dado que seguramente alguén vai aproveitar a oportunidade para mostrar que está facendo o seu traballo, que está prestando atención, para demostrar (en definitiva) que está &lt;emphasis&gt;aí&lt;/emphasis&gt;.</text:p>
      <text:p text:style-name="P12"/>
      <text:p text:style-name="P12">En Dinamarca chamámoslle "deixar a túa pegada". Trata sobre o orgullo persoal e mailo prestixio, trata sobre ser capaz de sinalar algún lugar e dicir "Aí! &lt;emphasis&gt;Eu&lt;/emphasis&gt; fixen iso". É un trazo con gran presencia nos políticos, mais tamén presente na maioría da xente que ten a oportunidade de poñelo en práctica. Simplemente, pensa nas pegadas no cemento húmido.</text:p>
      <text:p text:style-name="P2"/>
      <text:p text:style-name="P2">(A súa mensaxe completa é unha lectura de motivo valor. Podes vela no Apéndice C Por que me debería importar a cor do garaxe da bicicleta? bótalle tamén unha ollada a <text:a xlink:type="simple" xlink:href="http://bikeshed.com/">http://bikeshed.com</text:a>)</text:p>
      <text:p text:style-name="P2"/>
      <text:p text:style-name="P2">Calquera que algunha vez participase de xeito frecuente nun grupo con capacidade de toma de decisións, pode recoñecer perfectamente isto do que fala Kamp. Porén, acostuma a ser imposible persuadir <text:span text:style-name="T1">todo o mundo</text:span> para que non pinte o garaxe da bicicleta. O mellor que podes facer é recoñeceres que este fenómeno existe, cando vires que está a suceder, e persuadir os desenvolvedores experimentados -a xente cuxas mensaxes cargan coa maior parte do peso- para que abandonen as súas brochas o máis axiña posible, e cando menos non contribúan ao ruído. As festas para pintar garaxes de bicicletas nunca desaparecen de todo, mais podes conseguir que sexan máis curtas e menos frecuentes mediante a concienciación sobre este fenómeno, e a súa contribución á cultura do proxecto.</text:p>
      <text:p text:style-name="P2"/>
      <text:h text:style-name="P17" text:outline-level="3">Evitar as guerras santas</text:h>
      <text:p text:style-name="P2"/>
      <text:p text:style-name="P2">Unha <text:span text:style-name="T1">guerra santa</text:span> é unha disputa, normalmente sobre un tema non menor, que non é solucionable a través dos méritos dos argumentos, senón na que a xente se apaixona suficientemente como para seguir discutindo de todos os xeitos na esperanza de que a súa postura prevaleza. As guerras santas no son o mesmo que as sesións de pintado de garaxes de bicicletas. A xente que pinta garaxes de bicicletas muda frecuentemente de postura facilmente (dado que poden), mais sen se sentiren especialmente turbados por isto, e mesmo a veces poden expresar opinións incompatibles para mostraren que entenden todas as facetas da cuestión. Nunha guerra santa, pola outra banda, entender o resto de facetas é un sinal de debilidade. Nunha guerra santa, todo o mundo sabe que existe unha Única Resposta Correcta; simplemente non están de acordo en cal é.</text:p>
      <text:p text:style-name="P2"/>
      <text:p text:style-name="P2">Unha vez que unha guerra santa comezou, xeralmente non se pode resolver dun xeito satisfactorio para todo o mundo. Non é bo mostrar, no medio dunha guerra santa, que esta está tendo lugar. Isto xa é sabido por todo o mundo. Desafortunadamente, un padrón común nas guerras santas soe ser o desacordo sobre <text:span text:style-name="T1">se</text:span> a disputa é resoluble continuando a discusión. Visto desde fóra, está claro que ningunha parte está mudando a forma de pensar da outra parte. Visto desde dentro, a outra parte está sendo obtusa e non está a pensar con claridade, mais poden vir ao rego se son suficientemente intimidados. Iso si, <text:span text:style-name="T1">non</text:span> estou a dicir que non haxa unha parte con razón nunha guerra santa. Ás veces hainas, e as guerras santas nas que eu participei sempre estivo do meu lado, por suposto. Mais isto non importa, dado que non hai algoritmos para demostrar convincentemente que un lado ou o outro teñen a razón.</text:p>
      <text:p text:style-name="P2"/>
      <text:p text:style-name="P2">Un camiño común, mais insatisfactorio, que a xente emprega para resolver as guerras santas pasa por dicir "xa esbanxamos máis tempo é enerxía discutindo isto da que realmente nos pode fornecer! Por <text:soft-page-break/>favor, podemos deixalo?" Hai dous problemas con isto. Primeiro, ese tempo e enerxía xa foron gastados e nunca van poder ser recuperados -a única cuestión agora é canto <text:span text:style-name="T1">máis</text:span> esforzo resta? Se alguén sente que algo máis de discusión vai conseguir pechar a discusión, entón (desde o seu punto de vista) aínda se pode continuar.</text:p>
      <text:p text:style-name="P2"/>
      <text:p text:style-name="P2">O outro problema de pedir que a cuestión sexa abandonada reside en que, a miúdo, esta actitude considérase equivalente a unha vitoria de unha das partes, podendo declarar a vitoria por inacción da outra. E nalgúns casos, o status quo é inaceptable en calquera dos casos: todo o mundo está de acordo en que se debe tomar algunha decisión, e levar a cabo algunha acción. Deixar o asunto pode ser peor para todo o mundo que simplemente renderse. Mais dado que este dilema é aplicable a todas as partes por igual, aínda é posible continuar eternamente coa discusión sobre o que hai que facer.</text:p>
      <text:p text:style-name="P2"/>
      <text:p text:style-name="P2">Como deberías manexar unha guerra santa?</text:p>
      <text:p text:style-name="P2"/>
      <text:p text:style-name="P2">A primeira resposta é tentar configurar as cousas para que non se declaren guerras santas. Isto non é tan inútil como soa:</text:p>
      <text:p text:style-name="P2"/>
      <text:p text:style-name="P2">Podes anticiparte a determinadas guerras santas máis ou menos estándar: tenden a versar sobre linguaxes de programación, licenzas (bótalle unha ollada á sección “<text:span text:style-name="T1">GPL e Compatibilidade de Licenzas”</text:span> no <text:span text:style-name="T1">Capítulo 9 Licenzas, Copyrights e Patentes</text:span>), responderlle aos desconformes (ver a sección chamada <text:span text:style-name="T1">Capítulo 3 Infraestrutura Técnica</text:span>), e uns poucos temas máis. Ademais, cada proxecto acostuma a ter unha ou dúas guerras santas da súa propia colleita, coas que os desenvolvedores de longo percorrido vanse familiarizar con prontitude. As técnicas para parares guerras santas, ou para limitares os seus danos, son máis ou menos as mesmas en calquera lugar. Mesmo se estiveres seguro de que o teu lado é o que ten a razón, tenta atopar <text:span text:style-name="T1">algún</text:span> xeito de expresares simpatía e comprensión polas cuestións que o outro lado está a facer. Moitas veces o problema de base nunha guerra santa atópase en que cada parte construíu os seus muros o máis altos que puido, e deixou claro que calquera outra opinión é unha unha parvada. O acto de rendéreste ou mudares de idea tórnase en algo psicoloxicamente insoportable: podería ser un recoñecemento non só de estares equivocado, senón tamén de saberes que o estabas e non telo admitido. O xeito no que podes facer que esta admisión sexa aceptable para o outro bando é expresando algunha inseguridade en ti mesmo, precisamente explicando de que entendes algúns dos seus argumentos, e visualizando que os tes en consideración, se definitivamente non te persuadiron. Fai xestos que fornezan un espazo para que haxa outros xestos recíprocos, e normalmente a situación vai mellorar. Ti non vas estar nin mellor nin peor posicionado para alcanzares os resultados técnicos que buscas, mais cando menos vas poder eliminar danos colaterais (totalmente innecesarios) na moral do proxecto.</text:p>
      <text:p text:style-name="P2"/>
      <text:p text:style-name="P2">Cando unha guerra santa non pode ser evitada, decide o máis axiña que poidas canto che importa, e prepárate para renderte publicamente. Cando fagas isto, podes dicir que non estás apoiándoa porque a guerra santa non o merece, mais non expreses ningún rancor e <text:span text:style-name="T1">non</text:span> te aproveites da oportunidade para unha despedida disparando contra os argumentos da outra parte. Darse por vencido é efectivo só cando se fai con elegancia.</text:p>
      <text:p text:style-name="P2"/>
      <text:p text:style-name="P2">As guerras santas sobre linguaxes de programación son un caso especial, porque a miúdo son altamente técnicas, habendo moita xente que se sente cualificada para tomar parte nelas, e contando cun interese moi alto, xa que o resultado pode determinar en gran medida en que linguaxe se vai a desenvolver o proxecto. A mellor solución é escolleres a linguaxe logo, coa participación dos desenvolvedores iniciais influentes, e entón defenderes esta solución nos terreos nos que todos estiverdes cómodos escribindo nesa linguaxe, <text:span text:style-name="T1">non</text:span> nos terreos nos que estea linguaxe for mellor que outras linguaxes que <text:soft-page-break/>poderían ser empregadas no seu lugar. Nunca deixes que a conversa dexenere nunha comparación académica de linguaxes de programación (isto parece ocorrer especialmente cando alguén menciona Perl, por algunha razón); este é un tema morto no que simplemente debes evitar caer.</text:p>
      <text:p text:style-name="P2"/>
      <text:p text:style-name="P2">Para un maior coñecemento histórico sobre as guerras santas, mira <text:a xlink:type="simple" xlink:href="http://catb.org/~esr/jargon/html/H/holy-wars.html">http://catb.org/~esr/jargon/html/H/holy-wars.html</text:a>, e mailo artigo de Danny Cohen, no que se popularizou o termo, <text:a xlink:type="simple" xlink:href="http://www.ietf.org/rfc/ien/ien137.txt">http://www.ietf.org/rfc/ien/ien137.txt</text:a></text:p>
      <text:p text:style-name="P2"/>
      <text:h text:style-name="P17" text:outline-level="3">O efecto "minoría ruidosa"</text:h>
      <text:p text:style-name="P2"/>
      <text:p text:style-name="P2">En calquera discusión nunha lista de correo, resúltalle sinxelo a unha minoría dar a impresión de que existe un gran acordo na disensión, mediante inundación da lista con numerosos e longos emails. Isto semella filibusterismo, excepto que a ilusión da difusión da disensión é mesmo máis poderosa, dado que está dividida entre un número arbitrario de mensaxes concretas e moita xente non se vai molestar en trazar quen dixo que, nin cando. Simplemente van ter a impresión instintiva de que o tema é moi controvertido, e van agardar ata que o escándalo diminúa.</text:p>
      <text:p text:style-name="P2"/>
      <text:p text:style-name="P2">O mellor xeito de contraatacar este efecto é dando conta dun xeito ben claro, e fornecendo probas, de que o número real de disensións, comparado cos acordos, é moi pequeno. Perseguindo o incremento da disparidade, poderías querer enquisar privadamente a xente que se ten mostrado silenciosa, mais que sospeitas que estarían de acordo coa maioría. Non digas nada que suxira que os desconformes están tentando inflar deliberadamente a impresión que están forxando. O único que precisas é mostrares os números reais nunha comparación un-a-un, e só con iso a xente xa se vai decatar de que a intuición que tiñan sobre a situación non encaixa coa realidade.</text:p>
      <text:p text:style-name="P2"/>
      <text:p text:style-name="P2">Este consello no só se aplica a temas cunha clara posición a favor ou en contra. Aplícase a calquera discusión onde houber un alboroto, mais non estiver claro que a maioría da xente considera ese tema en discusión como un problema real. Despois de todo, se estiveres de acordo en que o tema non é digno de acción, e podes ver o que fallou en atraer a atención (embora xerase moitos correos), podes facer pública esta observación. Se o efecto "minoría ruidosa" funcionou, a túa mensaxe vai parecer un sopro de aire fresco. A impresión da maioría da xente ata ese momento pode ser algo porquiña: "Uh, seguro que senten como se houbese un gran acordo aquí, porque seguramente hai unha morea de mensaxes, mais non podo ver que haxa ningún progreso claro." Explicar o ciclo de vida da discusión pode facer que pareza máis turbulenta do que realmente é, polo que ti retrospectivamente debes darlle unha nova forma, a través da cal a xente poida recapitular a súa comprensión do resultado.</text:p>
      <text:p text:style-name="P2"/>
      <text:h text:style-name="P16" text:outline-level="2">Xente problemática</text:h>
      <text:p text:style-name="P2"/>
      <text:p text:style-name="P2">Os foros electrónicos non fan máis fácil tratar coa xente problemática ca en persoa. Por xente "problemática" non me refiro a "groseira". As persoas groseiras son molestas, mais non necesariamente problemáticas. Neste libro xa discutimos como tratar con elas: comentar as súas saídas de ton a primeira vez, e a partir de entón, ou ben ignoralos ou tratalos como a calquera outra persoa. Se continúan sendo maleducados, co tempo serán tan impopulares que non terán influencia algunha nos demais membros do proxecto, polo que realmente rematarán sendo un problema con auto-contención.</text:p>
      <text:p text:style-name="P2"/>
      <text:p text:style-name="P2">Os casos realmente problemáticos son os de xente que non é abertamente groseira, mais que manipula <text:soft-page-break/>ou abusa dos procedementos do proxecto de modo que lle custa a outra xente tempo e esforzo, sen proporcionar beneficio algún ao proxecto. Estas persoas habitualmente buscan físgoas nos procedementos do proxecto para ter máis influencia da que normalmente terían. Isto é claramente máis insidioso que simplemente groseiro, porque nin o comportamento nin o dano causado son aparentes para observadores casuais. Un exemplo clásico é o filibusteiro, no cal alguén (sempre nun suposto razoable, claro está) mantén que un tema baixo discusión non se pode dar por pechado, e ofrece máis e máis posibles solucións, ou novos puntos de vista en solucións antigas, mentres que o que realmente persegue e que non se chegue a un consenso ou votación que non lle beneficia. Outro exemplo é cando hai un debate que non chegará a un consenso, mais o grupo tenta polo menos aclarar os puntos de desacordo e crear un sumario para que calquera poda consultar desde entón. O obstrucionista, que sabe que o sumario levará a un resultado que non desexa, tentará habitualmente de atrasar a súa creación, complicando continuamente a cuestión sobre que debería conter, ben obxectando de maneira razoable ou introducindo elementos novos inesperados.</text:p>
      <text:p text:style-name="P2"/>
      <text:h text:style-name="P17" text:outline-level="3">Tratando con xente problemática</text:h>
      <text:p text:style-name="P2"/>
      <text:p text:style-name="P2">Para contrarrestar devandito comportamento, axuda coñece-la mentalidade de aqueles que o presentan. A xente normalmente non o fai de maneira consciente. Ninguén se esperta unha mañá dicindo "Hoxe vou manipular de maneira cínica os procedementos formais para converterme nun obstrucionista irritante". No seu lugar, ditas accións son habitualmente precedidas por un sentimento semi-paranoide de estar sendo vetado de interaccións no grupo e toma de decisións. A persoa sente que non se lle está tomando en serio, ou (en casos máis serios) de que existe unha conspiración na súa contra -que outros membros do proxecto decidiron formar un club exclusivo, do cal non é membro. Entón isto xustifica, na súa mente, o feito de tomar as regras ao pé da letra e involucrarse nunha manipulación formal dos procedementos do proxecto, para poder <text:span text:style-name="T1">facer</text:span> que todos o tomen en serio. En casos extremos, a persoa pode chegar a pensar que está loitando unha batalla para salva-lo proxecto de si mesmo.</text:p>
      <text:p text:style-name="P2"/>
      <text:p text:style-name="P2">Na natureza de ditos ataques ocorre que non todos se decatan del ao mesmo tempo, e algunha xente pode que non o vexa se non se lle presenta con probas moi claras. Isto significa que neutralizalo pode supor bastante traballo. Non é suficiente convencerte do que está ocorrendo; hai que reunir suficientes evidencias para convencer os demais, e entón distribuílas de maneira intelixente.</text:p>
      <text:p text:style-name="P2"/>
      <text:p text:style-name="P2">Sabendo que combatelos é tan complicado, moitas veces é mellor toleralos durante un tempo. Pensa nela coma nunha enfermidade parasitaria, mais leve; se non debilitar demasiado, o proxecto pode permitirse permanecer infectado, e a medicina podería ter efectos secundarios prexudiciais. Por outro lado, se se tornar en algo demasiado daniño, entón hai que pasar á acción. Comeza anotando os padróns que observares. Asegúrate de incluíres referencias aos arquivos públicos -esta é unha das razóns polas que o proxecto mantén rexistros, polo que fas ben en empregalos. Unha vez que tes un bo caso construído, comeza a ter conversacións privadas con outros participantes do proxecto. Non lles digas o que observaches; en lugar diso, pregunta primeiro que observaron eles. Esta pode ser a última oportunidade de obter información sen filtrar <text:s/>sobre como ven outros o comportamento do membro problemático; unha vez que comezas a falar de iso abertamente, a opinión estará polarizada e ninguén poderá recordar con exactitude o que pensaba antes sobre o tema.</text:p>
      <text:p text:style-name="P2"/>
      <text:p text:style-name="P2">Se as conversas privadas indicaren que polo menos algúns dos demais membros observaron tamén o problema, entón é hora de faceres algo. Entón é cando hai que ter <text:span text:style-name="T1">verdadeiro</text:span> coidado, porque é moi sinxelo para este tipo de persoas facer que pareza que os estás tratando de maneira inxusta. Fagas o que <text:soft-page-break/>fagas, nunca os acuses de abusar maliciosamente dos procedementos do proxecto, ou de ser paranoicos, ou, en xeral, de calquera cousa que sospeites que é verdade. A túa estratexia debería ser semellar razoable e preocupado polo ben do proxecto, co obxectivo de mudar o comportamento da persoa, ou facer que marchen definitivamente. Segundo os demais desenvolvedores, e a túa relación con eles, pode ser vantaxoso lograres aliados de maneira privada ao comezo. Ou talvez non; isto podería crear malestar detrás do escenario se a xente pensa que os estás metendo nunha campaña de rexoubas impropia.</text:p>
      <text:p text:style-name="P2"/>
      <text:p text:style-name="P2">Recorda que aínda que a outra persoa sexa a que ten un comportamento destrutivo es <text:span text:style-name="T1">ti</text:span> o que parecerá destrutivo se fixeres de maneira pública unha acusación que non podes soster. Asegúrate de ter multitude de exemplos para demostrar o que dis, e fala do modo máis xentil posible, sen deixares de ser directo. Pode que non convenzas a persoa en cuestión, mais iso non supón un gran problema mentres convenzas os demais.</text:p>
      <text:p text:style-name="P2"/>
      <text:h text:style-name="P17" text:outline-level="3">Caso de estudo</text:h>
      <text:p text:style-name="P2"/>
      <text:p text:style-name="P2">Só recordo un caso, en máis de 10 anos de traballo con software libre, no que as cousas estaban tan mal que tivemos que pedirlle a alguén que parara totalmente de postear. Como acontece con frecuencia, non era maleducado, e a verdade é que simplemente quería axudar. O que pasaba era que non sabía cando postear e cando non. As nosas listas estaban abertas publicamente, e posteaba con tanta frecuencia, preguntando sobre temas moi diferentes, que comezaba a ser unha amoladura para a comunidade. Comentámoslle que investigase un pouco máis esas respostas antes de postear, mais non serviu de nada.</text:p>
      <text:p text:style-name="P2"/>
      <text:p text:style-name="P2">A estratexia que finalmente funcionou é un exemplo perfecto sobre como elaborar un caso sobre datos cuantitativos e neutrais. Un dos nosos desenvolvedores rebuscou nos arquivos e enviou o seguinte mensaxe privado a uns poucos desenvolvedores. A persoa problemática (o terceiro nome na lista inferior, indicado aquí como "X. Aleatorio") levaba pouco tempo no proxecto, e non tiña contribuído nin con código nin con documentación. Porén, era o terceiro membro máis activo nas listas de correo:</text:p>
      <text:p text:style-name="P2"/>
      <text:p text:style-name="P11">De: "Brian W. Fitzpatrick" &lt;fitz@collab.net&gt;</text:p>
      <text:p text:style-name="P11">A: [... lista de receptores omitida por anonimato ...]</text:p>
      <text:p text:style-name="P11">Asunto: O sumidoiro de enerxía de subversion</text:p>
      <text:p text:style-name="P11">Data: Mércores, 12 Nov 2003 23:37:47 -0600</text:p>
      <text:p text:style-name="P11"/>
      <text:p text:style-name="P11">Nos últimos 25 días, os 6 membros máis activos na lista svn [dev|users]</text:p>
      <text:p text:style-name="P11">foron:</text:p>
      <text:p text:style-name="P11"/>
      <text:p text:style-name="P11"><text:s text:c="4"/>294 <text:s/>kfogel@collab.net</text:p>
      <text:p text:style-name="P11"><text:s text:c="4"/>236 <text:s/>"C. Michael Pilato" &lt;cmpilato@collab.net&gt;</text:p>
      <text:p text:style-name="P11"><text:s text:c="4"/>220 <text:s/>"X. Aleatorio" &lt;xaleatorio@posteador-problematico.com&gt;</text:p>
      <text:p text:style-name="P11"><text:s text:c="4"/>176 <text:s/>Branko &amp;Ccaron;ibej &lt;brane@xbc.nu&gt;</text:p>
      <text:p text:style-name="P11"><text:s text:c="4"/>130 <text:s/>Philip Martin &lt;philip@codematters.co.uk&gt;</text:p>
      <text:p text:style-name="P11"><text:s text:c="4"/>126 <text:s/>Ben Collins-Sussman &lt;sussman@collab.net&gt;</text:p>
      <text:p text:style-name="P11"/>
      <text:p text:style-name="P11">Eu diría que 5 desas persoas están contribuíndo a que saía Subversion</text:p>
      <text:p text:style-name="P11">1.0 nun futuro próximo.</text:p>
      <text:p text:style-name="P11"/>
      <text:p text:style-name="P11">Tamén diría que unha desas persoas está constantemente roubando tempo</text:p>
      <text:p text:style-name="P11">e enerxía dos outros 5, sen mencionar toda a lista, e polo tanto</text:p>
      <text:p text:style-name="P11">(aínda que de maneira non intencionada) freando o desenvolvemento de <text:soft-page-break/>Subversion.</text:p>
      <text:p text:style-name="P11">Non fixen unha análise dos fíos, mais un vgrep da miña bandexa de correo de Subversion mostra</text:p>
      <text:p text:style-name="P11">que tódolos correos desta persoa foron respondidos polo menos una vez por</text:p>
      <text:p text:style-name="P11">polo menos dúas das cinco persoas citadas enriba.</text:p>
      <text:p text:style-name="P11"/>
      <text:p text:style-name="P11">Penso que algún tipo de intervención radical é necesaria neste caso, mesmo se escorrentarmos a esa persoa fora do proxecto. A amabilidade e as suxestións xa mostraron que non teñen efecto.</text:p>
      <text:p text:style-name="P11"/>
      <text:p text:style-name="P11">dev@subversion é unha lista de correo para facilitar o desenvolvemento dun sistema de control de versións, non para facer sesións de terapia de grupo.</text:p>
      <text:p text:style-name="P11"/>
      <text:p text:style-name="P11">-Fitz, tentando ler tres días de correo de svn amontoado</text:p>
      <text:p text:style-name="P12"/>
      <text:p text:style-name="P2">Pode que non o pareza ao principio, mais o comportamento de X. Aleatorio era un caso clásico de abuso dos procedementos dun proxecto. Non facía cousas evidentes como tentar obstruír unha votación, mais estaba sacando proveito das políticas das listas de correo de ser moderadas polos seus propios membros. Deixamos a xuízo de cada un o momento de postear e sobre que temas. Ademais, non tiñamos procedementos para tratar con alguén que non tivera ou non fixera uso dese xuízo. Non había regras que alguén puidera sinalar que dicir que outro as estaba violando, aínda que todos sabiamos que os seus mensaxes frecuentes comezaban a ser un problema serio.</text:p>
      <text:p text:style-name="P2"/>
      <text:p text:style-name="P2">Retrospectivamente, a estratexia de Fitz foi autoritaria. Reuniu probas claras cuantitativas, mais decidiu distribuílas de maneira discreta, mandándoas primeiro a aquelas persoas cuxo apoio sería clave nunha medida drástica. Aceptaron tomar ese tipo de decisión se for necesario, e ao final chamamos a X. Aleatorio ao teléfono, describímoslle o problema directamente e pedímoslle que simplemente cesara de postear. Realmente nunca comprendeu os motivos; se fose capaz de comprendelos, probablemente tivera feito uso dun xuízo apropiado en primeiro lugar. mais aceptou parar de postear, e as listas de correo volveron a poderse usar de novo. Parte do éxito desta estratexia foi, quizais, a ameaza implícita de restrinxir as súas mensaxes mediante o software de moderación normalmente empregado para previr o spam (ver a sección chamada “<text:span text:style-name="T1">Prevención de Spam</text:span>” no <text:span text:style-name="T1">Capítulo 3 Infraestrutura Técnica</text:span>). Mais o motivo de que tivéramos dita opción de reserva foi que Fitz conseguiu xa ao principio o apoio necesario de xente clave no proxecto.</text:p>
      <text:p text:style-name="P2"/>
      <text:h text:style-name="P16" text:outline-level="2">Xestionando o crecemento</text:h>
      <text:p text:style-name="P2"/>
      <text:p text:style-name="P2">O prezo do éxito é forte no mundo do software libre. A medida que o teu software se torna máis popular, o número de persoas que xorden buscando información sobre o mesmo medra drasticamente, mentres que o número de persoas capacitadas para fornecer esa información aumenta moito máis lentamente. Máis aínda, mesmo se a relación estiver equilibrada, seguiría habendo un problema fundamental de escalabilidade no xeito no que os proxectos de software libre xestionan as comunicacións. Considera as listas de correo, por exemplo. A maioría dos proxectos teñen unha lista de correo para cuestións xerais dos usuarios -ás veces nomeada "users","discuss","help" ou algo así. Calquera que for o seu nome, o propósito da lista sempre é o mesmo: fornecer un lugar onde a xente poida ver resoltas as súas preguntas, mentres outros miran e (presumiblemente) absorben coñecementos mediante a observación destes trocos de información.</text:p>
      <text:p text:style-name="P2"/>
      <text:p text:style-name="P2">Estas listas de correo funcionan moi ben ata un poucos centos de usuarios e/ou un par de centos de <text:soft-page-break/>mensaxes ao día. Mais para alén destes límites, o sistema comeza a fracturarse, dado que cada subscritor ve cada mensaxe; se o número de mensaxes á lista comeza a exceder o límite que cada lector individual pode procesar nun día, a lista convértese nun peso morto para os seus membros. Imaxina, por exemplo, que Microsoft tivese unha lista deste xeito para Windows XP. Windows XP ten centos de millóns de usuarios; mesmo se un por cento deles tiver preguntas dun período dado de 24 horas, entón esta hipotética lista tería centos de miles de mensaxes cada día! Unha lista deste estilo nunca podería existir, por suposto, dado que ninguén estaría subscrito á mesma. Este problema non se limita ás listas de correo; a mesma lóxica exacta é válida para os canais IRC, os foros de discusión en liña, e por derivación para calquera sistema no cal un grupo escoite preguntas provenientes de persoas individuais. As implicacións son desafortunadas: o modelo de software libre habitual baseado nun soporte masivamente paralelizado simplemente non escala para os niveis precisos para a dominación mundial (ou cando menos da Terra Media, ou da Illa de Perdidos).</text:p>
      <text:p text:style-name="P2"/>
      <text:p text:style-name="P2">Obviamente non vai haber ningunha explosión cando os foros atinxiren o punto de fractura. Simplemente vai haber un silencioso efecto de retroalimentación negativa: xente que abandona as listas de correo, ou deixa os canais IRC, ou co ritmo que for deixan de se preocupar de faceren preguntas, dado que verán que non van ser escoitados no medio de todo ese barullo. A medida que máis e máis xente tome esta altamente racional decisión, vai parecer que a actividade do foro retorna a un nivel manexable. Mais será manexable precisamente porque a xente racional (ou cando menos experimentada) comezou a buscar información en calquera outro lugar -mentres que a xente sen experiencia segue aí e continúa enviando mensaxes. Noutras palabras, un efecto colateral de continuar empregando modelos de comunicacións non escalables cando o proxecto medra é que a calidade media tanto das preguntas como das respostas tende a reducirse, o que provoca que pareza que os novos usuarios son máis parvos do que o eran antes, cando de feito probablemente non o sexan. Trátase simplemente de que a relación beneficio/custo de empregar estes foros tan superpoboados diminúe, polo que naturalmente os usuarios experimentados comezarán a buscar respostas en primeira instancia noutros sitios. Axustar os mecanismos de comunicación para asimilar o crecemento do proxecto envolve dúas estratexias relacionadas:</text:p>
      <text:p text:style-name="P2"/>
      <text:list xml:id="list1279832553" text:style-name="L3">
        <text:list-item>
          <text:p text:style-name="P5">Recoñecer cando partes concretas dun foro <text:span text:style-name="T1">non</text:span> están a sufrir dun crecemento excesivo, embora o foro en conxunto si que o estea a sufrir; e separar estas partes en foros novos e especializados (por exemplo, non deixes que paguen xustos por pecadores).</text:p>
          <text:p text:style-name="P5"/>
        </text:list-item>
        <text:list-item>
          <text:p text:style-name="P5">Asegurar que están accesibles varias fontes automatizadas de información, e que as mesmas están organizadas, actualizadas e facilmente accesibles.</text:p>
        </text:list-item>
      </text:list>
      <text:p text:style-name="P2"/>
      <text:p text:style-name="P2"/>
      <text:p text:style-name="P2">A estratexia (1) non acostuma a ser demasiado dura. Moitos proxectos arrincan cun foro principal: unha lista de correo xeral de discusión, na cal tanto funcionalidades, como ideas, cuestións de desenvolvemento, problemas de implementación, etc poden ser todos eles discutidos. Todo o mundo que participa no proxecto está na lista. Despois dun tempo, con frecuencia tórnase evidente que a lista precisa evoluír en varias sublistas, relacionadas cada unha delas cun tópico específico. Por exemplo, algúns fíos teñen a ver claramente co desenvolvemento e co deseño; outros son de preguntas de usuarios do estilo "Como fago X?"; ás veces tamén existe unha terceira familia típica de fíos centrada no procesamento de notificacións de erros e peticións de melloras; e así. Un individuo concreto, como non pode ser doutro xeito, pode participar en fíos de moi diferente natureza, mais a importancia atópase en que con frecuencia non hai moito solapamento entre os distintos tipos. Debido ao anterior, pode facerse unha división en diferentes listas de correo sen iniciar perniciosos ataques de orcos, dado que os fíos en moi raras ocasións transgriden as fronteiras do tema no que se enmarcan.</text:p>
      <text:p text:style-name="P2"><text:soft-page-break/></text:p>
      <text:p text:style-name="P2">Realmente, a execución desta división é un proceso de dous pasos. Por unha banda creas a nova lista de correo (ou canal de IRC, ou o que for), e por outra invistes o tempo que for necesario para dun xeito educado ires instando a xente a <text:span text:style-name="T1">empregar</text:span> os novos foros dun xeito apropiado. O segundo paso pode levar semanas, mais normalmente a xente acaba captando a idea. Simplemente tes que facer ver, cando unha persoa envíe unha mensaxe a un destino equivocado, cal é o destino correcto, e facelo dun xeito visible e animando a xente a que axude neste proceso didáctico. Tamén pode ser útil contar cunha páxina web na que se forneza unha guía para todas as listas dispoñibles; deste xeito as túas respostas poden, simplemente, referenciar a esa páxina web e, como regalo, o receptor tamén vai aprender que debe pesquisar nas guías antes de preguntar.</text:p>
      <text:p text:style-name="P2"/>
      <text:p text:style-name="P2">A estratexia (2) é un proceso en curso, permanecendo en proceso durante toda a vida do proxecto e envolvendo moitos participantes. Por suposto, trátase en parte da recorrente cuestión de manter documentación actualizada (bótalle unha ollada a sección “<text:span text:style-name="T1">Documentación</text:span>” no <text:span text:style-name="T1">Capítulo 2 Primeiros Pasos</text:span>), mais tamén se trata se asegurarte de dirixir a xente cara onde esta se atopa, e en última instancia é moito máis que todo o anterior, tal como se vai discutir e amosar nas sección que seguen, nas cales se vai ver esta estratexia en detalle.</text:p>
      <text:p text:style-name="P2"/>
      <text:h text:style-name="P17" text:outline-level="3">Uso manifesto dos arquivos</text:h>
      <text:p text:style-name="P2"/>
      <text:p text:style-name="P2">Tipicamente, todas as comunicacións nun proxecto de software libre (excepto, ás veces, as conversas por IRC) son arquivadas. Os arquivos son públicos e consultables, e teñen estabilidade referencial: isto é, unha vez que unha peza de información é gravada nun enderezo particular, permanece nese enderezo para sempre.</text:p>
      <text:p text:style-name="P2"/>
      <text:p text:style-name="P2">Emprega estes arquivos tanto como puideres, e dun xeito tan manifesto como che for posible. Embora saibas a resposta a unha cuestión, se pensas que existe unha referencia nos arquivos que conteña a resposta, emprega o tempo preciso para buscárela e emprégaa. Cada vez que fas isto dun xeito publicamente visible, algunha xente vai aprender para que valen estes arquivos e vaise decatar de que están aí á súa disposición, e que buscar as cousas neles pódelles dar respostas. Así, mesmo referenciares aos arquivos, en lugar de reescribires unha resposta dada con anterioridade, reforza a norma social de evitar a duplicación de información. Para que ter a mesma resposta en dous lugares diferentes? Cando o número de lugares nos que se pode atopar a resposta é mínimo, a xente que a atopase con anterioridade é máis propensa a lembrar que pesquisar para atopala novamente. As referencias ben situadas tamén contribúen á calidade dos resultados das procuras, dado que reforzan o ranking nas ferramentas de procura de Internet do recurso apuntado.</text:p>
      <text:p text:style-name="P2"/>
      <text:p text:style-name="P2">Porén, hai veces nas que duplicares a información si que ten sentido. Por exemplo, imaxina que existe unha resposta nos arquivos, non fornecida por ti, dicindo:</text:p>
      <text:p text:style-name="P2"/>
      <text:p text:style-name="P10">Parece que os índices do teu servidor Dharma están bloqueados.</text:p>
      <text:p text:style-name="P10">Para desbloquealos, executa os seguintes comandos:</text:p>
      <text:p text:style-name="P10"/>
      <text:p text:style-name="P10">1. Apaga o servidor Dharma</text:p>
      <text:p text:style-name="P10">2. Executa a aplicación 'deslocke' incluída no servidor Dharma</text:p>
      <text:p text:style-name="P10">3. Acende o servidor</text:p>
      <text:p text:style-name="P2"/>
      <text:p text:style-name="P2"><text:soft-page-break/>Entón, meses despois, ves outra mensaxe indicando que os índices de alguén sufriron un bloqueo. Fas unha procura nos arquivos e atopas a resposta anterior, mais decátaste de que na mesma non están incluídos algúns pasos (quizais por erro, quizais porque o software mudou desde que a resposta primixenia pasou a formar parte dos arquivos). O xeito clásico de manexares esta situación é mediante o envío dunha nova mensaxe que inclúa un conxunto de instrucións máis completo, e colgarlle a etiqueta de "obsoleta" á resposta orixinal mediante unha mención ao estilo de:</text:p>
      <text:p text:style-name="P2"/>
      <text:p text:style-name="P11">Parece que os índices do teu servidor Dharma están bloqueados. Xa</text:p>
      <text:p text:style-name="P11">vimos ese problema o xullo pasado, e D. Hume enviou unha solución,</text:p>
      <text:p text:style-name="P11">que se pode ver en http://ghandalf-loves-lost.org/servidoresDharma</text:p>
      <text:p text:style-name="P11">A continuación, expoñemos unha descrición máis completa sobre</text:p>
      <text:p text:style-name="P11">como desbloqueares os teus índices, baseada nas instrucións de D. Hume,</text:p>
      <text:p text:style-name="P11">mais ampliándoas un chisco:</text:p>
      <text:p text:style-name="P11"/>
      <text:p text:style-name="P11">1. Apaga o servidor Dharma</text:p>
      <text:p text:style-name="P11">2. Rexístrate como usuario co que o servidor Dharma se executa habitualmente</text:p>
      <text:p text:style-name="P11">3. Como ese usuario, executa a aplicación 'deslocke' sobre os índices</text:p>
      <text:p text:style-name="P11">4. Arrinca manualmente o servidor Dharma para testares se os índices funcionan</text:p>
      <text:p text:style-name="P11">5. Reinicia o servidor</text:p>
      <text:p text:style-name="P2"/>
      <text:p text:style-name="P2">(Nun mundo ideal, sería posible engadirlle unha nota á antiga mensaxe dicindo que existe información actualizada e apuntando á nova mensaxe. Porén, non coñezo ningún software de arquivamento que ofreza unha funcionalidade ao estilo de "obsoletizado por", pode que debido a que sería moi dificultoso implementar isto sen violar a integridade dos arquivos. Esta é outra das razóns polas que crear páxinas web adicadas con respostas para as preguntas comúns é unha excelente idea).</text:p>
      <text:p text:style-name="P2"/>
      <text:p text:style-name="P2">Probablemente as consultas que se fagan con máis frecuencia sobre os arquivos sexan aquelas derivadas de cuestións técnicas, mais a súa importancia para o proxecto vai moito máis alá. Se as liñas e guías formais dun proxecto son o seu estatuto, os arquivos son a súa lei de usos e costumes: un rexistro de todas as decisións tomadas e de como se chegou ás mesmas. En calquera discusión recorrente, é case obrigatorio comezar cunha procura nos arquivos. Isto permite comezar a discusión cun resumo do estado actual das cousas, anticipar obxeccións, preparar refutacións, e posiblemente descubrir ángulos que doutro xeito non terías. Á súa vez, é lóxico que os outros participantes na discusión dean por suposto que fixeches esta procura. Mesmo se as discusións previas non chegaron a ningures, debe incluír referencias ás mesmas cando volvas a sacar o tema, para que a xente poida ver por si mesma a) que non se chegou a ningures, e b) que fixeches os teus deberes, e que probablemente se estea dicindo agora o que non se dixo anteriormente.</text:p>
      <text:p text:style-name="P2"/>
      <text:h text:style-name="P19" text:outline-level="4">Trata todos os recursos como arquivos</text:h>
      <text:p text:style-name="P2"/>
      <text:p text:style-name="P2">Todos os consellos anteriores son válidos en máis circunstancias que o caso concreto das listas de correo. Ter pezas concretas de información en enderezos estables e fáciles de atopar é con frecuencia un principio básico de organización para a información de calquera proxecto. Imos tomar as FAQ (Preguntas Frecuentes) dun proxecto como caso de estudo:</text:p>
      <text:p text:style-name="P2"/>
      <text:p text:style-name="P2">Como emprega a xente unha FAQ?</text:p>
      <text:p text:style-name="P2"/>
      <text:list xml:id="list672882326" text:style-name="L4">
        <text:list-item>
          <text:p text:style-name="P6">Pesquisan palabras e frases específicas.</text:p>
        </text:list-item>
        <text:list-item>
          <text:p text:style-name="P6"><text:soft-page-break/>Queren poder navegala, gozando da información sen necesariamente buscar respostas a cuestións específicas.</text:p>
        </text:list-item>
        <text:list-item>
          <text:p text:style-name="P6">Esperan que motores de procura como Google coñezan o contido da FAQ, de tal xeito que as procuras fornezan como resultado entradas na FAQ.</text:p>
        </text:list-item>
        <text:list-item>
          <text:p text:style-name="P6">Queren poder referirse directamente a outra xente en temas específicos na FAQ.</text:p>
        </text:list-item>
        <text:list-item>
          <text:p text:style-name="P6">Queren poder engadir novo material na FAQ, mais ten en conta que isto ocorre moito menos a miúdo que a procura de respostas -as FAQs son de lonxe moito máis lidas que escritas.</text:p>
        </text:list-item>
      </text:list>
      <text:p text:style-name="P2"/>
      <text:p text:style-name="P2">O punto 1 implica que as FAQ deberían estar dispoñibles nalgún tipo de formato de texto. Os puntos 2 e 3 implican que as FAQ deberían estar dispoñibles como unha páxina HTML, coa indicación adicional por parte do punto 2 de que o HTML debería estar deseñado para aumentar a lexibilidade (p.ex. vas querer ter algún control sobre o seu modo de visualización), e debería contar cunha táboa de contidos. O punto 4 indica que cada entrada individual da FAQ debería ter asignada unha etiqueta HTML <text:span text:style-name="T1">named anchor</text:span>, indicando que se lle permite a xente chegar a calquera localización concreta na páxina. O punto 5 significa que os ficheiros fonte para a FAQ deberían estar dispoñibles dunha maneira axeitada (ver a sección “<text:span text:style-name="T1">Versionar todo</text:span>” no <text:span text:style-name="T1">Capítulo 3 Infraestrutura Técnica</text:span>), nun formato que sexa sinxelo de editar.</text:p>
      <text:p text:style-name="P2"/>
      <text:h text:style-name="P20" text:outline-level="5">Named Anchors (áncoras nomeadas) e atributos ID</text:h>
      <text:p text:style-name="P12"/>
      <text:p text:style-name="P12">Hai dúas maneiras para lograr que un navegador salte a un sitio específico dentro dunha páxina web: áncoras con nome e atributos id.</text:p>
      <text:p text:style-name="P12"/>
      <text:p text:style-name="P12">Unha <text:span text:style-name="T1">áncora con nome</text:span> é simplemente un elemento HTML de áncora (&lt;a&gt;...&lt;a&gt;), mais cun atributo "name":</text:p>
      <text:p text:style-name="P12"/>
      <text:p text:style-name="P12"><text:tab/>&lt;a name="jack-shephard-label"&gt;...&lt;/a&gt;</text:p>
      <text:p text:style-name="P12"/>
      <text:p text:style-name="P12">Versións máis recentes de HTML soportan un <text:span text:style-name="T1">atributo id</text:span> xenérico, o cal pode achegarse conxuntamente con calquera elemento HTML, non só con &lt;a&gt;. Por exemplo:</text:p>
      <text:p text:style-name="P12"/>
      <text:p text:style-name="P12"><text:tab/>&lt;p id="hugo-reyes-label"&gt;...&lt;p&gt;</text:p>
      <text:p text:style-name="P12"/>
      <text:p text:style-name="P12">Ambos, tanto áncoras con nome como atributos id, empréganse do mesmo xeito. Un engade unha marca hash e etiquétaa a unha URL, para provocar que o navegador salte directo ao devandito punto da páxina:</text:p>
      <text:p text:style-name="P12"/>
      <text:p text:style-name="P12"><text:tab/>http://ghandalf-loves-lost.org/faq.html#david-faraday-label</text:p>
      <text:p text:style-name="P12"/>
      <text:p text:style-name="P12">Virtualmente todos os navegadores Web teñen soporte para áncoras con nome; a maior parte dos navegadores modernos teñen soporte para atributos id. Para ir sobre seguro, recomendaría empregar tanto áncoras con nome en solitario, como áncoras con nome &lt;emphasis&gt;e&lt;/emphasis&gt; atributos id conxuntamente (coa mesma etiqueta para ambos nun par concreto, por suposto). As áncoras con nome non poden ser autopechantes -embora non exista texto dentro do elemento, porén, debes escribilo na forma dupla:</text:p>
      <text:p text:style-name="P12"/>
      <text:p text:style-name="P12"><text:tab/>&lt;a name="sayid-label"&gt;&lt;/a&gt;</text:p>
      <text:p text:style-name="P12"><text:soft-page-break/></text:p>
      <text:p text:style-name="P12">...aínda que normalmente haberá algún texto, como o título dunha sección.</text:p>
      <text:p text:style-name="P12"/>
      <text:p text:style-name="P12">En calquera lugar no que empregues unha áncora con nome, ou un atributo id, ou ambos, recorda que a etiqueta non vai ser visible por ninguén que navegue ata esa localización sen empregar a etiqueta. Mais unha persoa podería querer saber a etiqueta que identifica unha localización concreta, para poder enviar un correo coa URL da resposta na FAQ a un amigo, por exemplo. Para axudalo a facer isto, engade un <text:span text:style-name="T1">atributo título </text:span>ao mesmo elemento(s) ao que lle engadiches o "nome" e/ou o atributo "id", por exemplo:</text:p>
      <text:p text:style-name="P12"/>
      <text:p text:style-name="P12"><text:tab/>&lt;a name="kate-austen-label" title="#kate-austen-label"&gt;...&lt;/a&gt;</text:p>
      <text:p text:style-name="P12"/>
      <text:p text:style-name="P12">Deste xeito, cando o rato se sitúe sobre o texto dentro do elemento co atributo de título, a maioría dos navegadores van mostrar unha pequena caixiña co título. Acostumo a incluír a sinatura hash, para lembrarlle ao usuario que isto é o que debe poñer ao final da URL para saltar directamente a esta localización a próxima vez.</text:p>
      <text:p text:style-name="P2"/>
      <text:p text:style-name="P2">Formatar a FAQ deste xeito só é un exemplo de como facer que un recurso sexa presentable. As mesmas propiedades -localización directa, dispoñibilidade para a maioría dos motores de procura en Internet, navegabilidade, estabilidade referencial, e (onde corresponder) editabilidade- correspóndense con outras páxinas web, coa árbore co código fonte, co bug tracker, etc. Debido a que a maioría do software de arquivamento de listas de correo xa desde hai moito tempo ten recoñecida a importancia destas propiedades, é polo que a listas de correo tenden a contar nativamente con estas funcionalidades, mentres que outros formatos poden requirir algún esforzo extra por parte do mantedor (o <text:span text:style-name="T1">Capítulo 8 Xestionando Voluntarios</text:span> analiza como repartir esta carga de mantemento entre varios voluntarios).</text:p>
      <text:p text:style-name="P2"/>
      <text:h text:style-name="P17" text:outline-level="3">Tradición na codificación</text:h>
      <text:p text:style-name="P2"/>
      <text:p text:style-name="P2">A medida que un proxecto vai adquirindo historia e complexidade, a cantidade de datos que cada participante incorporado debe absorber vese incrementada. Aqueles que levan no proxecto desde hai moito tempo foron capaces de aprender, e inventar, as convencións do proxecto. A miúdo non son conscientes do enorme corpo de tradición que foron acumulando, e sorpréndense de cantos pequenos erros van cometendo os novatos. Por suposto, a cuestión non está en que as novas incorporación sexan de menor calidade que as anteriores; a cuestión está en que se teñen que enfrontar a unha maior cultura herdada, que aquela á que se enfrontaron os novatos de tempo atrás.</text:p>
      <text:p text:style-name="P2"/>
      <text:p text:style-name="P2">As tradicións que un proxecto vai acumulando atinxen sobre todo a como comunicar e preservar a información, estándares de codificación, e outras cuestións de índole técnica. Xa repasamos ambos tipos de estándares na sección “<text:span text:style-name="T1">Documentación de desenvolvemento</text:span>” no <text:span text:style-name="T1">Capítulo 2 Primeiros Pasos</text:span> e na sección “<text:span text:style-name="T1">Escribíndoo todo</text:span>” no <text:span text:style-name="T1">Capítulo 4 Infraestrutura política e social</text:span> respectivamente, mostrando exemplos. En lugar diso, esta sección trata sobre como manter estas guías e pautas actualizadas a medida que o proxecto evolúe, especialmente as pautas e guías sobre como xestionar as comunicacións, dado que estas son as que máis mudanzas sofren a medida que o proxecto medra en tamaño e complexidade.</text:p>
      <text:p text:style-name="P2"/>
      <text:p text:style-name="P2">Primeiro, busca padróns sobre como a xente se confunde. Se ves as mesmas situacións producíndose unha e outra vez, especialmente cos novos participantes, entón preséntase unha oportunidade en forma <text:soft-page-break/>de guía ou pauta que necesita ser documentada mais aínda non o está. Segundo, non te canses de dicir as mesmas cousas unha e outra vez, e que non <text:span text:style-name="T1">adoita</text:span> como se estiveses cansado de repetilo. Ti e outros veteranos do proxecto teredes que repetírvolo entre vos a miúdo; este é un efecto colateral inevitable derivado da chegada de novos participantes.</text:p>
      <text:p text:style-name="P2"/>
      <text:p text:style-name="P2">Cada páxina web, cada mensaxe na lista de correo e cada canal IRC debería ser considerado como un espazo publicitario -non para anuncios comerciais, mais si para anuncios sobre os recursos do teu propio proxecto. O que poñas neses espazos debe depender da procedencia e cultura dos que os vaian ler. Un canal IRC para preguntas dos usuarios, por exemplo, parece o sitio ideal para obter xente que nunca antes tivera contacto co proxecto -habitualmente alguén que simplemente instalou o software e ten unha pregunta que precisa ser respondida o máis axiña posible (despois de todo, se puidese esperar, tería enviado a pregunta á lista de correo, o que probablemente lle custase menos tempo total, aínda que tardaría máis en recibir resposta). A xente normalmente non fai un investimento permanente no canal IRC; aparecen, lanzan a súa pregunta e vanse.</text:p>
      <text:p text:style-name="P2"/>
      <text:p text:style-name="P2">Deste xeito, o tópico e mailo tema do canal deberían dirixirse a xente que está a buscar por respostas técnicas sobre o software <text:span text:style-name="T1">o máis axiña posible</text:span>, en lugar de dirixirse a xente que podería querer participar no proxecto a longo prazo e para os cales unhas guías de interacción serían máis apropiadas. Aquí é onde un canal IRC realmente ocupado xestiona a cuestión (compáraa co exemplo anterior na sección “<text:span text:style-name="T1">IRC Sistemas de conversa en tempo real</text:span>” no <text:span text:style-name="T1">Capítulo 3 Infraestrutura Técnica</text:span>):</text:p>
      <text:p text:style-name="P2"/>
      <text:p text:style-name="P11">Estás falando en #linuxhelp</text:p>
      <text:p text:style-name="P11"/>
      <text:p text:style-name="P11">O tema para #linuxhelp é: Por favor, LE</text:p>
      <text:p text:style-name="P11">http://www.catb.org/~esr/faqs/smart-questions.html &amp;amp;&amp;amp;</text:p>
      <text:p text:style-name="P11">http://www.tldp.org/docs.html#howto ANTES DE faceres preguntas | As normas</text:p>
      <text:p text:style-name="P11">do canal atópanse en http://www.nerdfest.org/lh_rules.html | Por favor, consulta</text:p>
      <text:p text:style-name="P11">http://kerneltrap.org/node/view/799 antes de preguntares sobre actualizacións á versión</text:p>
      <text:p text:style-name="P11">2.6.x do kernel | memory read possible: http://tinyurl.com/4s6mc -&amp;gt;</text:p>
      <text:p text:style-name="P11">update to 2.6.8.1 or 2.4.27 | hash algo disaster: http://tinyurl.com/6w8rf</text:p>
      <text:p text:style-name="P11">| reiser4 out</text:p>
      <text:p text:style-name="P11"/>
      <text:p text:style-name="P2">Coas listas de correo, o "espazo publicitario" é un pequeno pé engadido a cada mensaxe. A maioría dos proxectos poñen as instrucións de subscrición e de-subscrición nese lugar, e ás veces unha indicación á páxina web do proxecto ou á páxina de FAQs. Poderías pensar que alguén subscrito á lista de correo sabería onde atopar estar cousas, e probablemente sexa así -mais moita máis xente que os propios subscritores conforma a audiencia destas mensaxes na lista de correo. Unha mensaxe arquivada pode enlazarse desde múltiples lugares; de feito, algunhas mensaxes poden tornarse tan famosas que poden chegar a ter máis lectores fóra da lista que dentro da mesma.</text:p>
      <text:p text:style-name="P2"/>
      <text:p text:style-name="P2">O formatado pode supor unha gran diferenza. Por exemplo, no proxecto Subversion, tivemos un éxito limitado empregando a técnica de filtraxe de erros descrita na sección “<text:span text:style-name="T1">Prefiltrado do sistema de notificación de erros</text:span>” no <text:span text:style-name="T1">Capítulo 3 Infraestrutura Técnica</text:span>. Moitos dos falsos informes de erros seguían sendo preenchidos por xente sen experiencia, e cada vez que isto pasaba, o usuario tiña que ser aprendido exactamente do mesmo xeito que as 500 persoas anteriores. Un día, despois de que a un dos nosos desenvolvedores finalmente se lle esgotara a paciencia e empezase a criticar e a meterse cun pobre usuario por non ler detidamente a guía de uso do notificador de erros, outro desenvolvedor decidiu que este padrón se reproducira demasiadas veces. Suxeriu que reformatáramos a páxina de portada do notificador de erros de xeito que o máis importante da mesma, a norma de discutir <text:soft-page-break/>previamente os erros na lista de correo ou nos canais IRC antes de envialos polo notificador de erros, estivese formatado en letras moi grandes, en vermello resaltado sobre un fondo amarelo e resaltado claramente sobre todos os demais elementos da páxina. Así se fixo (podes ver os resultados en <text:a xlink:type="simple" xlink:href="http://subversion.tigris.org/project_issues.html">http://subversion.tigris.org/project_issues.html</text:a>), e o resultado foi un descenso notable no número de falsos informes notificados. Por suposto, aínda os temos hoxe en día, e sempre os teremos, mais o número descendeu notablemente, embora aumentase o número de usuarios. O resultado non se restrinxe unicamente a que a base de datos de erros teña menos lixo, senón que aqueles desenvolvedores que responden aos tickets de informes de erros fano con bo humor, e aumentou a probabilidade de manteren o bo humor, dado que teñen que lidar con poucos erros falsos. Isto mellora tanto a imaxe do proxecto como a saúde mental dos seus voluntarios.</text:p>
      <text:p text:style-name="P2"/>
      <text:p text:style-name="P2">A lección que nós tiramos foi que simplemente con escribir as normas non fas abondo. Tamén tivemos que poñelas onde fosen vistas por aqueles que máis as necesitan, e formatalas de tal xeito que o seus status de material introdutorio fose inmediatamente claro para a xente que non estaba familiarizada co proxecto.</text:p>
      <text:p text:style-name="P2"/>
      <text:p text:style-name="P2">As páxinas web estáticas non son o único lugar para publicitar os costumes do proxecto. Unha certa cantidade de políticas interactivas (no sentido de recordatorio amable, non no sentido de ataduras e sensación de encarceramento) tamén son precisas. Toda revisión entre iguais, mesmo as revisións de commits descritas na sección “<text:span text:style-name="T1">Practicando a revisión de código fonte</text:span>” no <text:span text:style-name="T1">Capítulo 2 Primeiros Pasos</text:span>, deberían incluír revisións sobre a conformidade ou non conformidade da xente coas normas do proxecto, especialmente en relación coas convencións relativas ás comunicacións.</text:p>
      <text:p text:style-name="P2"/>
      <text:p text:style-name="P2">Outro exemplo extraido do proxecto Subversion: establecemos nunha convención que "r12908" significaría "revisión 12908 no repositorio de control de versións". O prefixo en minúsculas "r" é sinxelo de escribir, e dado que ten a metade de altura que os díxitos, convérteo nun bloque de texto facilmente recoñecible ao combinalo con díxitos. Por suposto, establecelo deste xeito na convención non quixo dicir que todo o mundo comezara a empregalo con coherencia do xeito correcto. Así, cando un correo de commit ven cun log coma este:</text:p>
      <text:p text:style-name="P2"/>
      <text:p text:style-name="P11">------------------------------------------------------------------------</text:p>
      <text:p text:style-name="P11">r12908 | dhume | 2010-05-24 08:05:06 -0600 (Mon, 24 May 2010) | 4 lines</text:p>
      <text:p text:style-name="P11"/>
      <text:p text:style-name="P11">Patch from James Ford (Sawyer) &lt;sawyer@ghandalf-loves-lost.org&gt;</text:p>
      <text:p text:style-name="P11"/>
      <text:p text:style-name="P11">* trunk/contrib/client-side/psvn/psvn.el:</text:p>
      <text:p text:style-name="P11"><text:s text:c="2"/>Fixed some typos from revision 12828.</text:p>
      <text:p text:style-name="P11">------------------------------------------------------------------------</text:p>
      <text:p text:style-name="P11"/>
      <text:p text:style-name="P2">...parte da revisión deste commit consiste en dicir "A partir de agora, por favor emprega 'r12828', en lugar de 'revisión 12828' cando te referires a mudanzas feitas no pasado." Isto non é pedantería; é importante tanto para o parseo automático como para os lectores humanos.</text:p>
      <text:p text:style-name="P2"/>
      <text:p text:style-name="P2">Seguindo o principio xeral de que debe haber métodos canónicos de referencia para entidades comúns, e que estes métodos de referencia deben empregarse con coherencia en todos os sitios, o proxecto en efecto exporta certos estándares. Estes estándares permiten que a xente escriba ferramentas que presenten as comunicacións do proxecto dun xeito máis útil -por exemplo, unha revisión formatada como "r12828" podería transformarse nunha ligazón viva dentro do sistema de navegación do repositorio. Isto sería moi difícil de facer se a revisión fose escrita como "revisión 12828", tanto porque esta segunda forma podería dividirse a través dun salto de liña, como porque é menos distintiva (a <text:soft-page-break/>palabra "revisión", a miúdo aparecerá soa, e os grupos de números tamén aparecen sós, mentres que a combinación "r12828" é unívoca, tendo como significado un número de revisión). Consideracións similares valen tamén para temas con números, FAQs (truco: emprega unha URL cunha áncora con nome, como se describe na sección “<text:span text:style-name="T1">Áncoras nomeadas e atributos ID</text:span>”), etc.</text:p>
      <text:p text:style-name="P2"/>
      <text:p text:style-name="P2">Mesmo para entidades nas que non existe un modelo obvio de forma canónica, a xente debería estar igualmente disposta a fornecer pezas clave de información dun xeito coherente. Por exemplo, cando te referires a unha mensaxe nunha lista de correo, non fornezas unicamente a identidade da persoa que enviou o correo e mailo asunto do mesmo; fornece tamén a URL do arquivo <text:span text:style-name="T1">e</text:span> o cabezallo co <text:span text:style-name="T1">message-ID</text:span>. Isto último permite que a xente que teña a súa propia copia das listas de correo (hai xente que ás veces mantén copias offline, por exemplo para empregalas nun portátil mentres viaxa) poida identificar univocamente a mensaxe correcta embora non teñan acceso aos arquivos. O remitente e mailo asunto non serían suficientes, dado que a mesma persoa pode enviar varias mensaxes no mesmo fío, mesmo no mesmo día.</text:p>
      <text:p text:style-name="P2"/>
      <text:p text:style-name="P2">Canto máis medra un proxecto, máis importante se torna este tipo de coherencia. Coherencia quere dicir que todas as persoas observan os mesmos padróns e que estes son seguidos, o cal obriga a cada persoa individual a seguilos. Isto, ademais, reduce o número de cuestións que precisan ser preguntadas. A carga de ter un millón de lectores non é a mesma que a de ter un; os problemas de escalabilidade comezan a xurdir unicamente cando un determinado porcentaxe deses lectores fai preguntas. A medida que un proxecto medra, por tanto, debe reducir estas porcentaxes mediante o incremento da densidade e da accesibilidade da información, de tal xeito que a xente sexa máis propensa a atopar o que precisa sen ter a necesidade de preguntalo.</text:p>
      <text:p text:style-name="P2"/>
      <text:h text:style-name="P16" text:outline-level="2">Prohibidas as conversas no <text:s/>notificador de erros ( bug tracker)</text:h>
      <text:p text:style-name="P2"/>
      <text:p text:style-name="P2">En calquera proxecto que faga un uso activo do notificador de erros, sempre existe o risco de que o mesmo acabe tornándose nun foro de discusión en si mesmo, embora as listas de correo sexan un lugar mellor para facelo. Usualmente comeza dun xeito suficientemente inocente: alguén anota un informe de erro con, di el, unha proposta de solución, ou un parche parcial. Outra persoa o ve, observa que hai problemas coa solución, e inclúe outra anotación mostrando os problemas. A primeira persoa responde unha vez máis,... e así sucesivamente.</text:p>
      <text:p text:style-name="P2"/>
      <text:p text:style-name="P2">O problema con esta operativa reside, primeiramente, en que o notificador de erros é un lugar demasiado pesado e torpe para manter unha discusión, e en segundo lugar en que outra xente probablemente non estea prestando atención -despois de todo, esperan que as discusións de desenvolvemento se leven a cabo na lista de correo de desenvolvemento, polo que ese é o lugar ao que están mirando. Probablemente non estean subscritos á lista de notificacións, e mesmo se o estiveren, pode que non a sigan con demasiada atención.</text:p>
      <text:p text:style-name="P2"/>
      <text:p text:style-name="P2">Mais, exactamente en que punto do proceso se fixo algo incorrecto? Foi no momento no que a persoa orixinal engadiu a súa solución ao erro -tería que telo enviado á lista en lugar de engadilo? Ou foi cando a segunda persoa respondeu á incidencia, en lugar de facelo na lista de correo?</text:p>
      <text:p text:style-name="P2"/>
      <text:p text:style-name="P2">Non hai unha resposta correcta, mais si que hai un principio xeral: se simplemente estiveres engadindo datos a unha incidencia, entón faino no notificador de erros, mais se estiveres comezando unha <text:span text:style-name="T1">conversa</text:span>, entón faino na lista de correo. Non sempre poderás identificar cada caso, simplemente <text:soft-page-break/>emprega o teu xuízo o mellor que poidas. Por exemplo, cando forneceres un parche cunha solución potencialmente controvertida, debes anticipar que posiblemente haxa xente que teña preguntas sobre a mesma. Así que aínda que normalmente fornezas o parche conxuntamente coa notificación, (asumindo que non queres, ou non podes, facer a mudanza directamente), neste caso deberías escoller enviar a mensaxe á lista de correo en lugar de empregares o notificador de erros. De tódolos xeitos, pode haber casos nos que sexa difícil. En todo caso, eventualmente acontecerá un momento onde unha parte ou a outra indiquen que simplemente están engadindo datos á conversa actual -no exemplo que iniciaba esta sección, este sería o segundo actor, o cal responde, quen ao decatarse de que había problemas co parche, puido predicir que ía iniciarse unha conversa sobre el, e de aí que debera facerse no canal apropiado.</text:p>
      <text:p text:style-name="P2"/>
      <text:p text:style-name="P2">Empregando unha analoxía matemática, se a información parece como que vai ser rapidamente converxente, entón pona directamente no notificador de erros; se parece como que vai haber diverxencias, entón unha lista de correo ou un canal IRC serían un lugar mellor.</text:p>
      <text:p text:style-name="P2"/>
      <text:p text:style-name="P2">Isto non quere dicir que nunca deba haber ningún intercambio no notificador de erros. Preguntar por máis detalles sobre a reprodución do erro por parte do informador orixinal é con frecuencia un proceso moi produtivo, por exemplo. A resposta do informador é pouco probable que lance novas incidencias; simplemente aumentará a información previamente fornecida. Non hai necesidade de crear distracción na lista de correo con este proceso. En resumo, todo isto significa que debes ter coidado cos comentarios no notificador de erros. Do mesmo xeito, se estiveres completamente seguro de que o erro foi mal notificado (por exemplo, non é un erro), entón abonda con que o notifiques na propia incidencia. Mesmo notificar un problema menor cunha solución proposta é axeitado, asumindo que o problema non vai impedir toda a solución.</text:p>
      <text:p text:style-name="P2"/>
      <text:p text:style-name="P2">Porén, se estiveres lanzando incidencias filosóficas sobre o alcance do erro ou sobre o comportamento perfecto para o software, podes estar seguro de que outros desenvolvedores van querer participar nunha discusión. Probablemente a discusión diverxa durante un tempo, ata converxer, así que faino na lista de correo.</text:p>
      <text:p text:style-name="P2"/>
      <text:p text:style-name="P2">Enlaza sempre ao fío da lista de correo adicado á incidencia, cando escollas mandar a notificación á lista de correo. Segue sendo moi importante, para alguén que siga a incidencia, poder ser capaz de trazar a discusión, mesmo se a incidencia en si mesma non é o foro da discusión. A persoa que comeza o fío pode atopar este traballo como algo incómodo, mais o software libre baséase fundamentalmente nunha cultura de escritor responsable: é moito máis importante facer sinxelas as cousas para ducias ou centos de persoas que poidan ler o informe de erros que para tres ou cinco persoas que escriban sobre o mesmo.</text:p>
      <text:p text:style-name="P2"/>
      <text:p text:style-name="P2">É correcto coller as conclusións importantes e mailos resumos desde a lista de discusión e pegalos na incidencia no notificador de erros, se isto vai ser algo conveniente para os lectores. Un idioma común pode ser comezar nunha lista de discusión, poñer unha ligazón ao fío concreto na incidencia no notificador de erros, e cando a discusión rematar, pegar o resumo final na propia incidencia (conxuntamente cunha ligazón á mensaxe que conteña ese resumo), de tal xeito que calquera que navegue á incidencia poida dun xeito sinxelo ver que conclusión se alcanzou sen ter que premer en ningún outro lugar. Fíxate en que o problema habitual de duplicación proveniente da casuística das "dúas copias mestras" aquí non existe, dado que ambos arquivos e notificacións son habitualmente estáticos, co cal estamos a falar de datos inalterables.</text:p>
      <text:p text:style-name="P2"/>
      <text:h text:style-name="P16" text:outline-level="2"><text:soft-page-break/>Publicidade</text:h>
      <text:p text:style-name="P2"/>
      <text:p text:style-name="P2">No software libre existe unha barreira case inexistente entre as discusións puramente internas e mailas públicas. Isto en parte débese a que a audiencia obxectivo sempre está pouco definida: dado que a maioría ou todos os correos son publicamente accesibles, o proxecto non ten un control efectivo sobre a impresión que del ten o resto do mundo. Alguén, digamos un editor de <text:a xlink:type="simple" xlink:href="http://mancomun.org/">mancomun.org</text:a> (http://mancomun.org), pode atraer a atención de milleiros de lectores a un correo que ninguén esperaba que fose visto fóra do proxecto. Esta é unha realidade coa que viven todos os proxectos de software libre, mais na práctica o risco é habitualmente pequeno. En xeral, os anuncios que o proxecto máis quere publicitar son con frecuencia os que son máis publicitados, asumindo que empregues os mecanismos axeitados para indicarllo ao resto do mundo.</text:p>
      <text:p text:style-name="P2"/>
      <text:p text:style-name="P2">Para grandes anuncios, adóitanse empregar catro ou cinco canais principais de distribución, nos cales os devanditos anuncios deberían facerse o máis simultaneamente posible:</text:p>
      <text:p text:style-name="P2"/>
      <text:list xml:id="list1404674085" text:style-name="L5">
        <text:list-item>
          <text:p text:style-name="P7">A páxina de portada do teu proxecto probablemente sexa vista por máis xente que calquera outra parte do proxecto. Se tiveres un anuncio realmente grande que facer, fai propaganda aí. A propaganda debería estar composta por un breve resumo que enlace ao comunicado de prensa (ver a continuación) para máis información.</text:p>
        </text:list-item>
        <text:list-item>
          <text:p text:style-name="P7">Ao mesmo tempo, deberías ter tamén unha área de "Novas" ou "Notas de prensa" no sitio web, onde o anuncio poida ser escrito en detalle. Parte do propósito dunha nota de prensa é fornecer un "obxecto de anuncio" simple e canónico que outros sitios web poidan enlazar, así que asegúrate de estruturalo correctamente: tanto unha páxina web por anuncio, como unha entrada concreta nun blog, como algún outro tipo de entidade que poida ser enlazada, mantenas distinguibles do resto de notas de prensa na mesma área.</text:p>
        </text:list-item>
        <text:list-item>
          <text:p text:style-name="P7">Se o teu proxecto conta cun feed RSS (bótalle unha ollada á sección “<text:span text:style-name="T1">Feeds RSS</text:span>”), asegúrate que o anuncio tamén se publique nel. Isto debería facerse automaticamente cando creas a nota de prensa, dependendo de como teñas configuradas as cousas no teu sitio web.</text:p>
        </text:list-item>
        <text:list-item>
          <text:p text:style-name="P7">Se o anuncio trata sobre o lanzamento dunha nova versión do software, entón actualiza a entrada do teu proxecto en <text:a xlink:type="simple" xlink:href="http://freshmeat.net/">http://freshmeat.net</text:a> (ver a sección “<text:span text:style-name="T1">Anunciando</text:span>” para creares a entrada en primeiro lugar). Cada vez que actualizas unha entrada en Freshmeat, esta introdúcese na lista de mudanzas do día de Freshmeat. A lista de mudanzas actualízase non só en Freshmeat, senón tamén en varios portais (incluíndo <text:a xlink:type="simple" xlink:href="http://slashdot.org/">http://slashdot.org</text:a>) que son vistos con avidez por hordas de xente. Freshmeat tamén ofrece a mesma información por sindicación RSS, polo que a xente que non estiver subscrita ao RSS do teu proxecto podería igualmente ver o anuncio vía Freshmeat.</text:p>
        </text:list-item>
        <text:list-item>
          <text:p text:style-name="P7">Envía un correo á lista de correo de anuncios do teu proxecto. O nome desta lista debería ser "announce", é dicir, <text:span text:style-name="T1">announce@dominio-do-teu-proxecto.org</text:span> xa que é unha convención estándar a día de hoxe; na definición da lista deberías deixar claro que é unha lista de moi baixo tráfego, reservada para anuncios importantes do proxecto. A maioría destes anuncios van ser sobre novas versións do software, mais ocasionalmente outros eventos, como os de colecta de fondos, o descubrimento dunha vulnerabilidade de seguridade (ver a sección “Anunciando vulnerabilidades de seguridade” máis adiante neste capítulo), ou unha mudanza importante na dirección do proxecto tamén poden ser enviados a esta lista. Dado que é de baixo tráfego e empregada unicamente para cousas importantes, a lista <text:span text:style-name="T1">announce</text:span> acostuma <text:s/>ser a de maior grao de subscrición de todo o proxecto (o cal, por suposto, significa que non debes abusar dela; así que pénsao coidadosamente antes de publicares na mesma). Para evitar que a xente aleatoriamente poida facer anuncios na mesma, ou peor, que chegue spam a través dela, a lista <text:soft-page-break/><text:span text:style-name="T1">announce</text:span> sempre debe estar moderada.</text:p>
        </text:list-item>
      </text:list>
      <text:p text:style-name="P2"/>
      <text:p text:style-name="P2">Tenta facer os anuncios en todos estes lugares ao mesmo tempo, o máis proximamente posible. A xente pode obter unha sensación de confusión se ven un anuncio na lista de correo mais non o ven reflectido na páxina web do proxecto ou na súa área de notas de prensa. Se acumulares todas as fontes (emails, edición da páxina web, etc) e lanzares todo ao mesmo tempo, entón seguramente acadarás un nivel de incoherencia moi baixo.</text:p>
      <text:p text:style-name="P2"/>
      <text:p text:style-name="P2">Para un evento menos importante, podes prescindir dalgún dos medios explicados. O evento vai ficar igualmente notificado ao mundo exterior, mais vaino facer en proporción á súa importancia. Por exemplo, embora unha nova versión sexa un evento de importancia, simplemente marcar a data da seguinte versión, embora sexa aproximada, non é tan importante como o lanzamento en si mesmo. Marcar a data é merecedor dun correo electrónico ás listas de correo diarias (non á de anuncios) así como unha actualización da planificación temporal ou do status na páxina web, mais non é merecedora de máis.</text:p>
      <text:p text:style-name="P2"/>
      <text:p text:style-name="P2">Porén, podes chegar a ver a data en cuestión aparecendo en discusións por calquera lugar en Internet no que houber xente interesada no proxecto. A xente que simplemente é receptora nas listas de correo, só escoitando e nunca dicindo nada, non é necesariamente silenciosa en todos lados. O boca a boca fornece unha distribución moi grande; debes telo en conta e mesmo construíres os anuncios menores dun xeito que fomente a transmisión informal. Especificamente, os correos que esperas que sexan citados deberían contar cun anaco que diga "cita esta parte", como se estiveses escribindo unha nota de prensa formal. Por exemplo:</text:p>
      <text:p text:style-name="P2"/>
      <text:p text:style-name="P13">Actualización de progreso: estamos planificando a versión 2.0 de Ghandalf para mediados de Agosto do 2010. Sempre podes revisar http://www.ghandalf.org/status.html para ver actualización. A nova funcionalidade de maior calado vai ser as procuras mediante expresións regulares.</text:p>
      <text:p text:style-name="P2"/>
      <text:p text:style-name="P13">Outras novas funcionalidades inclúen:... Para alén diso tamén vai haber varias correccións de erros, incluíndo:... </text:p>
      <text:p text:style-name="P2"/>
      <text:p text:style-name="P2">O primeiro parágrafo é curto, fornece as dúas pezas máis importantes de información (a data de lanzamento e a nova funcionalidade de maior calado), e máis unha URL a visitar para ver máis novas. Se este parágrafo é a única cousa que vai cruzar pola pantalla de alguén, estariámolo facendo bastante ben. O resto do correo-e podería perderse sen afectarlle á esencia do correo. Por suposto, algunhas veces a xente enlazará o correo enteiro, mais en xeral o normal é que citen unicamente unha parte pequena. Dado que isto é unha posibilidade, de todos xeitos seguramente queiras facerllo fácil, e no mesmo pacote tamén contar con influencia sobre o que se citar.</text:p>
      <text:p text:style-name="P2"/>
      <text:h text:style-name="P17" text:outline-level="3">Anunciando vulnerabilidades de seguridade</text:h>
      <text:p text:style-name="P2"/>
      <text:p text:style-name="P2">Manexar as vulnerabilidades de seguridade é diferente de manexar calquera outro tipo de informe de erros. No software libre, facer as cousas de xeito aberto e transparente acostuma a ser case un credo relixioso. Cada paso do proceso estándar de manexo de erros é visible para calquera que o quixer ver: a chegada da notificación inicial, a conseguinte discusión, e maila eventual solución.</text:p>
      <text:p text:style-name="P2"/>
      <text:p text:style-name="P2"><text:soft-page-break/>Os erros de seguridade son diferentes. Poden comprometer os datos dos usuarios, ou mesmo os seus ordenadores dun xeito completo. Discutir ese problema dun xeito aberto podería amosar a súa existencia ao mundo enteiro -incluíndo todas as partes que poderían facer un uso malicioso do erro. Deste xeito, mesmo facer <text:span text:style-name="T1">commit</text:span> dunha solución pode anunciar a existencia do erro (hai potencias atacantes que vixían dun xeito sistemático os rexistros públicos de <text:span text:style-name="T1">commits</text:span> dos proxectos, buscando mudanzas que indiquen problemas de seguridade no código previo á mudanza). A maioría dos proxectos software libre teñen establecido aproximadamente o mesmo conxunto de pasos para manexar o conflito entre o aperturismo e o secretismo, baseado nestas directrices básicas:</text:p>
      <text:p text:style-name="P2"/>
      <text:list xml:id="list1977807518" text:style-name="L6">
        <text:list-item>
          <text:p text:style-name="P8">Non falar publicamente sobre o erro ata que houber unha solución dispoñible; nese momento fornecer a solución exactamente no mesmo momento no que anuncias o erro.</text:p>
        </text:list-item>
        <text:list-item>
          <text:p text:style-name="P8">Acadar a solución o máis axiña que poidas;especialmente se alguén externo ao proxecto foi quen informou do erro, porque entón xa sabes que existe polo menos unha persoa allea ao proxecto que podería explotar a vulnerabilidade.</text:p>
        </text:list-item>
      </text:list>
      <text:p text:style-name="P2"/>
      <text:p text:style-name="P2">Na práctica, estes principios lévannos a unha serie estandarizada de pasos, os cales se describen nas seguintes seccións.</text:p>
      <text:p text:style-name="P2"/>
      <text:h text:style-name="P19" text:outline-level="4">Recibir o informe</text:h>
      <text:p text:style-name="P2"/>
      <text:p text:style-name="P2">Obviamente, un proxecto precisa a habilidade de recibir informes de erro de seguridade enviados por calquera. Mais o enderezo habitual de recepción de erros non é o mellor lugar, xa que pode estar vixiado por calquera. Debido a isto, ten unha lista de correo separada para recibir informes sobre erros de seguridade. Esta lista de correo non debe ser accesible para o público xeral, e a subscrición á mesma debe estar estritamente controlada -só os desenvolvedores de confianza e con longa participación no proxecto poden estar nesta lista. Se precisares unha definición formal de "confianza", podes empregar "todo aquel que teña privilexios de <text:span text:style-name="T1">commit</text:span> desde hai dous anos ou máis" ou algo semellante, para evitares favoritismos. Este é o grupo que vai manexar os erros de seguridade.</text:p>
      <text:p text:style-name="P2"/>
      <text:p text:style-name="P2">Idealmente, a lista de seguridade non debería estar protexida contra spam nin moderada, dado que non queres que un informe importante sexa descartado ou atrasado simplemente porque non houbo moderadores en liña esa semana. Se empregares software de protección automática contra spam, trata de configuralo cos parámetros de maior tolerancia; é mellor deixar entrar un poucos correos de spam que perder un informe de erros. Para que a lista sexa efectiva por suposto que debes publicitar o seu enderezo; mais dado que non vai estar moderada, e máis importante, pobremente protexida contra spam, tenta non dar nunca o seu enderezo sen algún tipo de transformación que oculte o seu enderezo real, tal como se describe na sección “<text:span text:style-name="T1">Enderezo oculto en ficheiros</text:span>” no <text:span text:style-name="T1">Capítulo 3 Infraestrutura Técnica</text:span>. Afortunadamente, a ocultación de enderezo non fai que o enderezo sexa ilexible; bótalle unha ollada a <text:a xlink:type="simple" xlink:href="http://subversion.tigris.org/security.html">http://subversion.tigris.org/security.html</text:a>, e mira o HTML fonte da páxina, por exemplo.</text:p>
      <text:p text:style-name="P2"/>
      <text:h text:style-name="P19" text:outline-level="4">Desenvolve silenciosamente a solución ao erro</text:h>
      <text:p text:style-name="P2"/>
      <text:p text:style-name="P2">Entón, que fai a lista de seguridade cando recibe un informe? A primeira tarefa é avaliar a severidade do problema e maila súa urxencia:</text:p>
      <text:p text:style-name="P2"/>
      <text:list xml:id="list1685288103" text:style-name="L7">
        <text:list-item>
          <text:p text:style-name="P9">Como de seria é a vulnerabilidade? Permite que un atacante malicioso tome o control do <text:soft-page-break/>ordenador de alguén que use o teu software? Ou simplemente pode haber algunha fuga de información sobre os tamaños dalgúns dos seus ficheiros?</text:p>
        </text:list-item>
        <text:list-item>
          <text:p text:style-name="P9">Como de fácil é explotar a vulnerabilidade? Pode realizarse o ataque con <text:span text:style-name="T1">scripts</text:span>, ou require coñecemento circunstancial, suposicións e sorte?</text:p>
        </text:list-item>
        <text:list-item>
          <text:p text:style-name="P9"><text:span text:style-name="T1">Quen</text:span> te informou do problema? A resposta desta pregunta por suposto que non muda a natureza da vulnerabilidade, mais dáche unha idea sobre que outra xente pode coñecelo. Se o informe provén dalgún desenvolvedor do proxecto, podes estar un pouco máis tranquilo (mais só un pouco) dado que podes confiar en que non llo teña contado a ninguén máis. Por outra banda, se o informe veu nun correo electrónico desde <text:span text:style-name="T1">anonymous14@globalhackerOrco.net</text:span> entón o mellor é que actúes o máis axiña que poidas. A persoa en cuestión fíxoche un favor informándote do problema, mais non tes nin idea de a canta outra xente llo puido contar, ou sobre cando tempo vai tardar antes de explotar a vulnerabilidade nas instalacións en produción.</text:p>
        </text:list-item>
      </text:list>
      <text:p text:style-name="P2"/>
      <text:p text:style-name="P2">Ten en conta que a diferenza sobre a que estamos falando é con frecuencia un estreito rango entre <text:span text:style-name="T1">urxente</text:span> e <text:span text:style-name="T1">extremadamente urxente</text:span>. Mesmo cando o informe provén dunha orixe coñecida e amistosa, pode haber outras persoas na Rede que descubriran o erro xa fai tempo e non o notificaran. O único caso no que as cousas non son urxentes é cando o erro inherentemente non compromete a seguridade dun xeito severo.</text:p>
      <text:p text:style-name="P2"/>
      <text:p text:style-name="P2">O exemplo <text:span text:style-name="T1">anonymous14@globalhackerOrco.net</text:span> non é de broma. Na realidade podes obter notificacións de erros enviadas por xente coa identidade encuberta, os cales tanto coas súas palabras como comportamento nunca chegan a deixar claro de todo se están do teu lado ou non. Realmente non importa: se te informaron da vulnerabilidade de seguridade, seguramente pensan que están facendo algo bo por ti, e debes responder en consecuencia. Agradécelles a notificación, dálles unha data estimada na que pensas publicar a solución do problema, e mantenos ao tanto. Algunhas veces son eles quen che dan a ti unha data; isto é, unha ameaza implícita de publicitar o erro en determinada data, esteas ti preparado ou non. Embora poida parecer un xogo de poder, realmente acostuma a ser unha acción preventiva derivada de anteriores decepcións con produtores irresponsables de software que non toman suficientemente en serio os erros de seguridade. De calquera xeito, non podes permitirte o luxo de non prestarlle atención a esta persoa. Despois de todo, se o erro é severo, el ten un coñecemento que lle podería causar grandes problemas aos teus usuarios. Trata ben estes informadores, e reza para que eles tamén te traten ben a ti.</text:p>
      <text:p text:style-name="P2"/>
      <text:p text:style-name="P2">Outro informador frecuente de erros de seguridade son os profesionais da seguridade, persoas que examinan código profesionalmente, e están ao tanto das últimas novas sobre vulnerabilidades no software. Esta xente acostuma a ter experiencia nos dous lados do valado -teñen recibido e enviado informes, probablemente en maior número que a maioría dos desenvolvedores do teu proxecto. Normalmente dánche unha data límite para reparares a vulnerabilidade, antes de facela pública. A data límite é con frecuencia negociable, mais depende do informador; as datas límite están consideradas polos profesionais da seguridade como o único xeito fiable para estimular as organizacións a solucionaren os problemas de seguridade con puntualidade. Debido a isto, non consideres que a data límite é unha imposición; é unha tradición honorable, motivada por razóns de peso.</text:p>
      <text:p text:style-name="P2"/>
      <text:p text:style-name="P2">Unha vez que coñezas a severidade e maila urxencia, podes comezar a traballar na solución. Ás veces xorde un conflito entre fornecer unha solución elegante e fornecela rápido; isto é polo que debes ter ben clara a urxencia antes de comezares. Mantén a discusión restrinxida unicamente aos membros da lista de seguridade e, por suposto, ao informador (se quixer participar), incorporando calquera desenvolvedor que for preciso incluír por motivos técnicos.</text:p>
      <text:p text:style-name="P2"/>
      <text:p text:style-name="P2"><text:soft-page-break/>Non fagas commit da solución no repositorio. Mantena en formato parche ata a data da súa publicación. Se fixeres commit da mesma, mesmo engadindo unha mensaxe aparentemente inocente no rexistro de log, alguén podería decatarse e entender a mudanza. Nunca sabes quen está mirando o teu repositorio e os motivos polos que pode estar interesado. Deshabilitar os correos electrónicos de commit tampouco axuda; primeiro de todo o intervalo diferencial na secuencia da lista de commits pode ser sospeitoso por si mesmo, e de todos xeitos, os datos seguirían estando no repositorio. O mellor é facer todo o desenvolvemento nun parche e manter este parche nun lugar privado, como un un repositorio separado e privado, coñecido unicamente pola xente que xa está informada sobre o erro. (Se empregares un sistema de control descentralizado como Arch ou SVK, poderás facer o traballo baixo un completo control de versións, e simplemente manter ese repositorio inaccesible para os que deba estalo).</text:p>
      <text:p text:style-name="P2"/>
      <text:h text:style-name="P19" text:outline-level="4">Números CAN/CVE</text:h>
      <text:p text:style-name="P2"/>
      <text:p text:style-name="P2">Pode que teñas visto un <text:span text:style-name="T1">número CAN</text:span> ou un <text:span text:style-name="T1">número CVE</text:span> asociados con problemas de seguridade. Estes números preséntanse habitualmente do xeito "CAN-2004-0397" ou "CVE-2002-0092", por exemplo.</text:p>
      <text:p text:style-name="P2"/>
      <text:p text:style-name="P2">Ambos tipos de números representan o mesmo tipo de entidade: unha entrada na lista de "Exposicións e Vulnerabilidades Comúns", lista mantida en <text:a xlink:type="simple" xlink:href="http://cve.mitre.org/">http://cve.mitre.org</text:a> . O propósito da lista é fornecer nomes estándar para todos os problemas de seguridade, de tal xeito que cada un teña un número único e canónico que se poida empregar cando se discutir sobre o mesmo, así como un lugar centralizado a onde ir para atopar máis información. A única diferenza entre un número "CAN" e un número "CVE" está en que o primeiro representa unha entrada candidata, aínda non aprobada para a súa inclusión na lista oficial pola Xunta Editorial CVE, mentres que a segunda representa unha entrada efectivamente aprobada. Aínda así, ambos tipos de entradas son visibles para o público, e o número dunha entrada non muda cando a mesma é aprobada -o prefixo "CAN" simplemente substitúese por "CVE".</text:p>
      <text:p text:style-name="P2"/>
      <text:p text:style-name="P2">Unha entrada CAN/VCE non contén en si mesma unha descrición completa do erro e o xeito de protexerse del. En lugar diso, contén un breve resumo, e máis unha lista de ligazóns a recursos externos (como arquivos de listas de correo) onde a xente pode obter información máis detallada. O propósito verdadeiro de <text:a xlink:type="simple" xlink:href="http://cve.mitre.org/">http://cve.mitre.org</text:a> pasa por fornecer un espazo ben organizado no que cada vulnerabilidade poida obter un nome e unha ruta clara para máis información. Bótalle unha ollada a <text:a xlink:type="simple" xlink:href="http://cve.mitre.org/cgi-bin/cvename.cgi?name=2002-0092">http://cve.mitre.org/cgi-bin/cvename.cgi?name=2002-0092</text:a> para veres un exemplo dunha entrada. Ten en conta que as ligazóns poden ser moi concisas, con fontes expostas como abreviaturas cifradas. A chave para interpretar estas abreviaturas atópase en <text:a xlink:type="simple" xlink:href="http://cve.mitre.org/data/refs/refkey.html">http://cve.mitre.org/data/refs/refkey.html</text:a></text:p>
      <text:p text:style-name="P2"/>
      <text:p text:style-name="P2">Se a túa vulnerabilidade concordar cos criterios CVE, podes obter un número CAN para a mesma. O proceso para levar isto a cabo é deliberadamente tutelado: basicamente, tes que coñecer alguén, ou alguén que coñecer alguén. Isto non é tan tolo como poida parecer. Co obxectivo de evitar a saturación da Xunta Editorial CVE debido a solicitudes espúreas ou pobremente escritas, unicamente aceptan solicitudes provenientes de fontes que xa coñecen e nas que confían. Para conseguires que a túa vulnerabilidade se incorpore á lista, primeiramente debes atopar un camiño desde o teu proxecto ata a Xunta Editorial CVE. Pregúntalle aos teus desenvolvedores; probablemente algún dos mesmos coñeza a alguén que tivera percorrido o proceso CAN con anterioridade, ou que coñeza alguén que o fixera. A vantaxe de facelo deste xeito tamén se atopa en que ao longo da cadea pode que alguén teña o suficiente coñecemento para dicirche que a) non vai concibirse como unha vulnerabilidade ou risco baixo os criterios MITRE, polo que non ten sentido enviarlla, ou b)a vulnerabilidade <text:span text:style-name="T1">xa</text:span> ten un número CAN ou CVE. A última posibilidade pode xurdir se o erro de seguridade xa foi previamente publicada <text:soft-page-break/>noutra lista de seguridade, como pode ser por exemplo <text:a xlink:type="simple" xlink:href="http://www.cert.org/">http://www.cert.org</text:a>, ou na lista de correo BugTraq dispoñible en <text:a xlink:type="simple" xlink:href="http://www.securityfocus.com/">http://www.securityfocus.com</text:a> (Se isto acontecer sen que o teu proxecto o saiba, deberías preocuparte sobre que outras cousas poden saber outros e que ti non saibas).</text:p>
      <text:p text:style-name="P2"/>
      <text:p text:style-name="P2">Se finalmente acadas un número CAN/CVE, o normal é que desexes conseguilo nas primeiras fases de investigación do teu erro, de xeito que todo o resto da comunicación poida referirse a ese número. As entradas CAN están embargadas ata a data de publicación; a entrada unicamente existe como unha reserva vacía (para que non perdas o nome), mais sen capacidade de revelar ningunha información sobre a vulnerabilidade ata que se chegar á data na que se anuncia a solución do erro.</text:p>
      <text:p text:style-name="P2"/>
      <text:p text:style-name="P2">Máis información sobre o proceso CAN/CVE pode atoparse en <text:a xlink:type="simple" xlink:href="http://cve.mitre.org/cve/identifiers/candidates_explained.html">http://cve.mitre.org/cve/identifiers/candidates_explained.html</text:a> e unha exposición particularmente clara de como se empregan os números CNA/CVE nos proxectos de software libre está dispoñible en <text:a xlink:type="simple" xlink:href="http://www.debian.org/security/cve-compatibility">http://www.debian.org/security/cve-compatibility</text:a></text:p>
      <text:p text:style-name="P2"/>
      <text:h text:style-name="P19" text:outline-level="4">Pre-notificación</text:h>
      <text:p text:style-name="P2"/>
      <text:p text:style-name="P2">Unha vez que o teu equipo de resposta ante problemas de seguridade (isto é, aqueles desenvolvedores incluídos na lista de correo de seguridade ou involucrados na resolución dun informe concreto) tiver a solución lista, debes decidir como distribuíla.</text:p>
      <text:p text:style-name="P2"/>
      <text:p text:style-name="P2">Se simplemente fas commit da solución no teu repositorio, ou se pola contra llo anuncias ao mundo, estás forzando calquera que usar o teu software a actualizarse inmediatamente baixo o risco de ser hackeado. Ás veces o máis axeitado, en liña co anterior, é levar a cabo unha <text:span text:style-name="T1">pre-notificación</text:span> no caso de certos usuarios importantes. Isto é particularmente preciso en software cliente/servidor, onde pode haber servidores ben coñecidos que son obxectivos tentadores para atacantes. Os administradores destes servidores van apreciar poder contar cun día extra ou dous para faceren a actualización, de tal xeito que xa estean protexidos unha vez que o <text:span text:style-name="T1">exploit</text:span> da vulnerabilidade sexa publicamente coñecido.</text:p>
      <text:p text:style-name="P2"/>
      <text:p text:style-name="P2">A pre-notificación quere dicir unicamente enviarlle correos electrónicos aos administradores anteriores antes da data de publicación da vulnerabilidade, facéndoos partícipes da existencia da vulnerabilidade e do xeito de solucionala. Debes facerlle estas pre-notificacións unicamente aquela xente na que confiares e sexa discreta coa información. Deste xeito, a cualificación para recibir pre-notificacións ten dúas compoñentes: o receptor debe administrar un servidor importante e grande onde un incidente de seguridade poida ser un tema serio, <text:span text:style-name="T1">e</text:span> o receptor debe ser recoñecido como alguén que non se vaia da lingua antes da publicación da vulnerabilidade.</text:p>
      <text:p text:style-name="P2"/>
      <text:p text:style-name="P2">Envía cada correo electrónico de pre-notificación individualmente (un de cada vez) a cada receptor. <text:span text:style-name="T1">Non</text:span> llo envíes á lista enteira de destinatarios dunha tacada, dado que nese caso verían o nome do resto de destinatarios -dando a entender que esencialmente están alertando cada receptor do feito de que <text:span text:style-name="T1">cada</text:span> destinatario pode ter un burato de seguridade no seu servidor. Enviárllelo mediante o uso do campo BCC (copia oculta) tampouco é unha boa solución, dado que algúns administradores protexen as súas bandexas de entrada con filtros anti-spam que con frecuencia bloquean ou reducen a prioridade dos correos electrónicos enviados en copia oculta, dado que moito spam envíase en copia oculta.</text:p>
      <text:p text:style-name="P2"/>
      <text:p text:style-name="P2">Aquí vai unha mostra de correo electrónico de pre-notificación:</text:p>
      <text:p text:style-name="P2"/>
      <text:p text:style-name="P13"><text:soft-page-break/>De: Aquí vai o teu nome</text:p>
      <text:p text:style-name="P13">Para: admin@chachi-famoso-servidor.com</text:p>
      <text:p text:style-name="P13">Responder a: Aquí vai o teu nome (e non o enderezo da lista de seguridade)</text:p>
      <text:p text:style-name="P13">Asunto: Notificación Confidencial de vulnerabilidade en Ghandalf.</text:p>
      <text:p text:style-name="P13"/>
      <text:p text:style-name="P13"/>
      <text:p text:style-name="P13">Este correo electrónico é unha pre-notificación confidencial dunha alerta de </text:p>
      <text:p text:style-name="P13">seguridade no servidor Ghandalf.</text:p>
      <text:p text:style-name="P13"/>
      <text:p text:style-name="P13">Por favor *non reenvíes* ningunha parte deste correo a ninguén.. <text:s/>O anuncio público </text:p>
      <text:p text:style-name="P13">non se vai facer ata o 23 de xaneiro, e gustaríanos manter a información oculta</text:p>
      <text:p text:style-name="P13">ata esa data.</text:p>
      <text:p text:style-name="P13"/>
      <text:p text:style-name="P13">Recibiches este correo porque (pensamos que) empregas un servidor Ghandalf,</text:p>
      <text:p text:style-name="P13">e queremos que o remendes antes de que o burato de seguridade se faga público o</text:p>
      <text:p text:style-name="P13">o vindeiro 23 de xaneiro.</text:p>
      <text:p text:style-name="P13"/>
      <text:p text:style-name="P13">Referencias:</text:p>
      <text:p text:style-name="P13">===========</text:p>
      <text:p text:style-name="P13"/>
      <text:p text:style-name="P13"><text:s text:c="3"/>CAN-2004-1771: Stack overflow de Ghandalf baixo consultas de Balrogs</text:p>
      <text:p text:style-name="P13"/>
      <text:p text:style-name="P13">Vulnerabilidade:</text:p>
      <text:p text:style-name="P13">==============</text:p>
      <text:p text:style-name="P13"/>
      <text:p text:style-name="P13"><text:s text:c="3"/>O servidor pode executar comandos arbitrarios se o 'locale' do </text:p>
      <text:p text:style-name="P13"><text:s text:c="3"/>servidor está mal configurado e o cliente envía consultas mal formadas.</text:p>
      <text:p text:style-name="P13"/>
      <text:p text:style-name="P13">Severidade:</text:p>
      <text:p text:style-name="P13">=========</text:p>
      <text:p text:style-name="P13"/>
      <text:p text:style-name="P13"><text:s text:c="3"/>Moi severa, pode involucrar execución de código arbitrario no servidor.</text:p>
      <text:p text:style-name="P13"/>
      <text:p text:style-name="P13">Rodeos:</text:p>
      <text:p text:style-name="P13">============</text:p>
      <text:p text:style-name="P13"/>
      <text:p text:style-name="P13"><text:s text:c="3"/>Establecer a opción de "procesado-de-linguaxe-natural" a 'apagado'</text:p>
      <text:p text:style-name="P13"><text:s text:c="3"/>no ficheiro ghandalf.conf péchalle a porta a esta vulnerabilidade.</text:p>
      <text:p text:style-name="P13"/>
      <text:p text:style-name="P13">parche:</text:p>
      <text:p text:style-name="P13">======</text:p>
      <text:p text:style-name="P13"/>
      <text:p text:style-name="P13"><text:s text:c="3"/>O parche que se fornece a continuación pode empregarse en Ghandalf 3.0,</text:p>
      <text:p text:style-name="P13"><text:s text:c="3"/>3.1, e 3.2.</text:p>
      <text:p text:style-name="P13"/>
      <text:p text:style-name="P13"><text:s text:c="3"/>Unha nova versión pública (Ghandalf 3.2.1) vai ser lanzada xusto despois</text:p>
      <text:p text:style-name="P13"><text:s text:c="3"/>do 23 de xaneiro, para que estea dispoñible ao mesmo tempo que a</text:p>
      <text:p text:style-name="P13"><text:s text:c="3"/>vulnerabilidade se fai pública. <text:s text:c="2"/>Podes remendar agora, ou esperar pola</text:p>
      <text:p text:style-name="P13"><text:s text:c="3"/>publicación. <text:s/>A única diferenza entre Ghandalf 3.2 e Ghandalf 3.2.1 vai ser</text:p>
      <text:p text:style-name="P13"><text:soft-page-break/><text:s text:c="3"/>este parche.</text:p>
      <text:p text:style-name="P13"/>
      <text:p text:style-name="P13">[...O parche anéxase aquí...]</text:p>
      <text:p text:style-name="P13"/>
      <text:p text:style-name="P2">Se tiveres un número CAN, achégao na pre-notificación (como se mostrou arriba) aínda que a información aínda estiver oculta e aínda que a páxina MITRE non mostrar nada. Incluír o número CAN permítelle ao destinatario coñecer con certeza que o erro que se lle pre-notificou é o mesmo do que máis tarde escoitou falar nos canais públicos, polo que non vai ter que preocuparse sobre se é preciso levar a cabo algunha acción máis ou non, dado que este é precisamente o obxectivo do números CAN/CVE.</text:p>
      <text:p text:style-name="P2"/>
      <text:h text:style-name="P19" text:outline-level="4">Distribúe publicamente a solución</text:h>
      <text:p text:style-name="P2"/>
      <text:p text:style-name="P2">O último paso na xestión dun erro de seguridade é a distribución pública da solución. Deberías describir o problema nun anuncio sinxelo e comprensible, dando o número CAN/CVE se estiver dispoñible, e describindo como solucionar o erro tanto dun xeito temporal como dun xeito definitivo. Normalmente "solucionar” (fix) quere dicir levar a cabo unha actualización a unha nova versión do software, embora ás veces poida significar levar a cabo o parche, particularmente no caso de que o software normalmente se execute en forma de código fonte. Se fas unha nova versión, esta debería diferir da versión previa unicamente no parche de seguridade. Deste xeito os administradores conservadores poden levar a cabo a actualización sen se preocupar sobre que outras cousas poden resultar afectadas; a maiores tampouco terán que se preocupar no caso de futuras actualizacións, dado que a solución ao erro de seguridade vai estar incluída en todas as versión futuras como parte do seu ADN. (Os detalles dos procesos de publicación discútense na sección “<text:span text:style-name="T1">Releases de seguridade</text:span>” do <text:span text:style-name="T1">Capítulo 7 Empaquetado, versionado e desenvolvemento diario</text:span>)</text:p>
      <text:p text:style-name="P2"/>
      <text:p text:style-name="P2">Tanto se a solución publicada ao erro de seguridade leva aparellada unha nova versión do software, como se non, fai o anuncio coa mesma intensidade coa que farías a publicación dunha nova versión: envía un correo electrónico á lista <text:span text:style-name="T1">announce</text:span> do proxecto, fai unha nova nota de prensa, actualiza a entrada en Freshmeat, etc. Aínda que nunca deberías restarlle importancia, de cara ao exterior, á existencia dun erro de seguridade para manteres a reputación do proxecto, evidentemente debes empregar un ton e actitude durante o anuncio do problema de seguridade acorde coa severidade real do problema. Se o buraco de seguridade acarreta unicamente unha exposición menor de información, e non permite a existencia de exploits que permitan que o ordenador sexa controlado por terceiros, mellor evitar un montón de ruído. Mesmo podes decidir non distraer a lista <text:span text:style-name="T1">announce</text:span> con este erro menor. Despois de todo, se o proxecto constantemente di que ven o lobo, pode que os usuarios acaben pensando que o software é menos seguro do que realmente é, e mesmo que non te crean cando teñas que anunciar un problema realmente grande. Bótalle unha ollada a <text:a xlink:type="simple" xlink:href="http://cve.mitre.org/about/terminology.html">http://cve.mitre.org/about/terminology.html</text:a> para unha boa introdución ao problema de asignar severidade.</text:p>
      <text:p text:style-name="P2"/>
      <text:p text:style-name="P2">En xeral, se non estiveres seguro de como tratar un problema de seguridade, atopa a alguén con experiencia e cóntallo. Avaliar e xestionar vulnerabilidades é unha destreza que se vai adquirindo, e é habitual cometer erros as primeiras vec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0:45:01</dc:date>
    <dc:creator>Andrés Maneiro</dc:creator>
    <meta:editing-duration>PT03H10M21S</meta:editing-duration>
    <meta:editing-cycles>166</meta:editing-cycles>
    <meta:document-statistic meta:table-count="0" meta:image-count="0" meta:object-count="0" meta:page-count="35" meta:paragraph-count="345" meta:word-count="18986" meta:character-count="117501"/>
  </office:meta>
</office:document-meta>
</file>